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68.7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31.12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8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1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stações_B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tegra_Metro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lg_Ativo</text:p>
          </table:table-cell>
          <table:table-cell office:value-type="string" calcext:value-type="string">
            <text:p>Integra_Trem</text:p>
          </table:table-cell>
          <table:table-cell office:value-type="string" calcext:value-type="string">
            <text:p>Integra_Aeropor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a Luz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9342.4694</text:p>
          </table:table-cell>
          <table:table-cell office:value-type="string" calcext:value-type="string">
            <text:p>7471499.5425</text:p>
          </table:table-cell>
          <table:table-cell table:style-name="ce2" table:formula="of:=CONCATENATE(;[.A2];[.L2];[.B2];[.L2];[.M2];[.C2];[.M2];[.L2];[.D2];[.L2];[.E2];[.L2];[.F2];[.L2];[.G2];[.L2];[.H2];[.L2];[.I2])" office:value-type="string" office:string-value="0,1,'Santa Luzia',1,1,0,0,679342.4694,7471499.5425" calcext:value-type="string">
            <text:p>0,1,'Santa Luzia',1,1,0,0,679342.4694,7471499.542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style-name="ce2" table:formula="of:=CONCATENATE([.O2];[.J2];[.P2])" office:value-type="string" office:string-value="insert into estacao_brt values(0,1,'Santa Luzia',1,1,0,0,679342.4694,7471499.5425);" calcext:value-type="string">
            <text:p>insert into estacao_brt values(0,1,'Santa Luzia',1,1,0,0,679342.4694,7471499.542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236.1565</text:p>
          </table:table-cell>
          <table:table-cell office:value-type="string" calcext:value-type="string">
            <text:p>7472379.5698</text:p>
          </table:table-cell>
          <table:table-cell table:style-name="ce2" table:formula="of:=CONCATENATE(;[.A3];[.L3];[.B3];[.L3];[.M3];[.C3];[.M3];[.L3];[.D3];[.L3];[.E3];[.L3];[.F3];[.L3];[.G3];[.L3];[.H3];[.L3];[.I3])" office:value-type="string" office:string-value="0,2,'Maré',1,1,0,0,680236.1565,7472379.5698" calcext:value-type="string">
            <text:p>0,2,'Maré',1,1,0,0,680236.1565,7472379.56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];[.J3];[.P3])" office:value-type="string" office:string-value="insert into estacao_brt values(0,2,'Maré',1,1,0,0,680236.1565,7472379.5698);" calcext:value-type="string">
            <text:p>insert into estacao_brt values(0,2,'Maré',1,1,0,0,680236.1565,7472379.569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doso de Moraes - Viúva Garc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744056" calcext:value-type="float">
            <text:p>678744056</text:p>
          </table:table-cell>
          <table:table-cell office:value-type="string" calcext:value-type="string">
            <text:p>7471252.0929</text:p>
          </table:table-cell>
          <table:table-cell table:style-name="ce2" table:formula="of:=CONCATENATE(;[.A4];[.L4];[.B4];[.L4];[.M4];[.C4];[.M4];[.L4];[.D4];[.L4];[.E4];[.L4];[.F4];[.L4];[.G4];[.L4];[.H4];[.L4];[.I4])" office:value-type="string" office:string-value="0,3,'Cardoso de Moraes - Viúva Garcia',1,1,0,0,678744056,7471252.0929" calcext:value-type="string">
            <text:p>0,3,'Cardoso de Moraes - Viúva Garcia',1,1,0,0,678744056,7471252.092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];[.J4];[.P4])" office:value-type="string" office:string-value="insert into estacao_brt values(0,3,'Cardoso de Moraes - Viúva Garcia',1,1,0,0,678744056,7471252.0929);" calcext:value-type="string">
            <text:p>insert into estacao_brt values(0,3,'Cardoso de Moraes - Viúva Garcia',1,1,0,0,678744056,7471252.092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ha 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6833.5642</text:p>
          </table:table-cell>
          <table:table-cell office:value-type="string" calcext:value-type="string">
            <text:p>7473029.3037</text:p>
          </table:table-cell>
          <table:table-cell table:style-name="ce2" table:formula="of:=CONCATENATE(;[.A5];[.L5];[.B5];[.L5];[.M5];[.C5];[.M5];[.L5];[.D5];[.L5];[.E5];[.L5];[.F5];[.L5];[.G5];[.L5];[.H5];[.L5];[.I5])" office:value-type="string" office:string-value="0,4,'Penha I',1,1,0,0,676833.5642,7473029.3037" calcext:value-type="string">
            <text:p>0,4,'Penha I',1,1,0,0,676833.5642,7473029.303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];[.J5];[.P5])" office:value-type="string" office:string-value="insert into estacao_brt values(0,4,'Penha I',1,1,0,0,676833.5642,7473029.3037);" calcext:value-type="string">
            <text:p>insert into estacao_brt values(0,4,'Penha I',1,1,0,0,676833.5642,7473029.303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ha 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6873.5062</text:p>
          </table:table-cell>
          <table:table-cell office:value-type="string" calcext:value-type="string">
            <text:p>7472976.5159</text:p>
          </table:table-cell>
          <table:table-cell table:style-name="ce2" table:formula="of:=CONCATENATE(;[.A6];[.L6];[.B6];[.L6];[.M6];[.C6];[.M6];[.L6];[.D6];[.L6];[.E6];[.L6];[.F6];[.L6];[.G6];[.L6];[.H6];[.L6];[.I6])" office:value-type="string" office:string-value="0,5,'Penha II',1,1,0,0,676873.5062,7472976.5159" calcext:value-type="string">
            <text:p>0,5,'Penha II',1,1,0,0,676873.5062,7472976.515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];[.J6];[.P6])" office:value-type="string" office:string-value="insert into estacao_brt values(0,5,'Penha II',1,1,0,0,676873.5062,7472976.5159);" calcext:value-type="string">
            <text:p>insert into estacao_brt values(0,5,'Penha II',1,1,0,0,676873.5062,7472976.515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or José Sant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6190.5946</text:p>
          </table:table-cell>
          <table:table-cell office:value-type="string" calcext:value-type="string">
            <text:p>7473311.0143</text:p>
          </table:table-cell>
          <table:table-cell table:style-name="ce2" table:formula="of:=CONCATENATE(;[.A7];[.L7];[.B7];[.L7];[.M7];[.C7];[.M7];[.L7];[.D7];[.L7];[.E7];[.L7];[.F7];[.L7];[.G7];[.L7];[.H7];[.L7];[.I7])" office:value-type="string" office:string-value="0,6,'Pastor José Santos',1,1,0,0,676190.5946,7473311.0143" calcext:value-type="string">
            <text:p>0,6,'Pastor José Santos',1,1,0,0,676190.5946,7473311.014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];[.J7];[.P7])" office:value-type="string" office:string-value="insert into estacao_brt values(0,6,'Pastor José Santos',1,1,0,0,676190.5946,7473311.0143);" calcext:value-type="string">
            <text:p>insert into estacao_brt values(0,6,'Pastor José Santos',1,1,0,0,676190.5946,7473311.014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apor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5532.0252</text:p>
          </table:table-cell>
          <table:table-cell office:value-type="string" calcext:value-type="string">
            <text:p>7473471.5235</text:p>
          </table:table-cell>
          <table:table-cell table:style-name="ce2" table:formula="of:=CONCATENATE(;[.A8];[.L8];[.B8];[.L8];[.M8];[.C8];[.M8];[.L8];[.D8];[.L8];[.E8];[.L8];[.F8];[.L8];[.G8];[.L8];[.H8];[.L8];[.I8])" office:value-type="string" office:string-value="0,7,'Guaporé',1,1,0,0,675532.0252,7473471.5235" calcext:value-type="string">
            <text:p>0,7,'Guaporé',1,1,0,0,675532.0252,7473471.523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];[.J8];[.P8])" office:value-type="string" office:string-value="insert into estacao_brt values(0,7,'Guaporé',1,1,0,0,675532.0252,7473471.5235);" calcext:value-type="string">
            <text:p>insert into estacao_brt values(0,7,'Guaporé',1,1,0,0,675532.0252,7473471.523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ça do Carm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4988.3298</text:p>
          </table:table-cell>
          <table:table-cell office:value-type="string" calcext:value-type="string">
            <text:p>7473355.5286</text:p>
          </table:table-cell>
          <table:table-cell table:style-name="ce2" table:formula="of:=CONCATENATE(;[.A9];[.L9];[.B9];[.L9];[.M9];[.C9];[.M9];[.L9];[.D9];[.L9];[.E9];[.L9];[.F9];[.L9];[.G9];[.L9];[.H9];[.L9];[.I9])" office:value-type="string" office:string-value="0,8,'Praça do Carmo',1,1,0,0,674988.3298,7473355.5286" calcext:value-type="string">
            <text:p>0,8,'Praça do Carmo',1,1,0,0,674988.3298,7473355.528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];[.J9];[.P9])" office:value-type="string" office:string-value="insert into estacao_brt values(0,8,'Praça do Carmo',1,1,0,0,674988.3298,7473355.5286);" calcext:value-type="string">
            <text:p>insert into estacao_brt values(0,8,'Praça do Carmo',1,1,0,0,674988.3298,7473355.528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dro Taq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4611.7594</text:p>
          </table:table-cell>
          <table:table-cell office:value-type="string" calcext:value-type="string">
            <text:p>7473064.8038</text:p>
          </table:table-cell>
          <table:table-cell table:style-name="ce2" table:formula="of:=CONCATENATE(;[.A10];[.L10];[.B10];[.L10];[.M10];[.C10];[.M10];[.L10];[.D10];[.L10];[.E10];[.L10];[.F10];[.L10];[.G10];[.L10];[.H10];[.L10];[.I10])" office:value-type="string" office:string-value="0,9,'Pedro Taques',1,1,0,0,674611.7594,7473064.8038" calcext:value-type="string">
            <text:p>0,9,'Pedro Taques',1,1,0,0,674611.7594,7473064.803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];[.J10];[.P10])" office:value-type="string" office:string-value="insert into estacao_brt values(0,9,'Pedro Taques',1,1,0,0,674611.7594,7473064.8038);" calcext:value-type="string">
            <text:p>insert into estacao_brt values(0,9,'Pedro Taques',1,1,0,0,674611.7594,7473064.803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a Kosmos - Nossa Senhora do Carm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3654.1417</text:p>
          </table:table-cell>
          <table:table-cell office:value-type="string" calcext:value-type="string">
            <text:p>7472161.2863</text:p>
          </table:table-cell>
          <table:table-cell table:style-name="ce2" table:formula="of:=CONCATENATE(;[.A11];[.L11];[.B11];[.L11];[.M11];[.C11];[.M11];[.L11];[.D11];[.L11];[.E11];[.L11];[.F11];[.L11];[.G11];[.L11];[.H11];[.L11];[.I11])" office:value-type="string" office:string-value="0,10,'Vila Kosmos - Nossa Senhora do Carmo',1,1,0,0,673654.1417,7472161.2863" calcext:value-type="string">
            <text:p>0,10,'Vila Kosmos - Nossa Senhora do Carmo',1,1,0,0,673654.1417,7472161.286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];[.J11];[.P11])" office:value-type="string" office:string-value="insert into estacao_brt values(0,10,'Vila Kosmos - Nossa Senhora do Carmo',1,1,0,0,673654.1417,7472161.2863);" calcext:value-type="string">
            <text:p>insert into estacao_brt values(0,10,'Vila Kosmos - Nossa Senhora do Carmo',1,1,0,0,673654.1417,7472161.286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cente de Carval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3149.3342</text:p>
          </table:table-cell>
          <table:table-cell office:value-type="string" calcext:value-type="string">
            <text:p>7471836.7754</text:p>
          </table:table-cell>
          <table:table-cell table:style-name="ce2" table:formula="of:=CONCATENATE(;[.A12];[.L12];[.B12];[.L12];[.M12];[.C12];[.M12];[.L12];[.D12];[.L12];[.E12];[.L12];[.F12];[.L12];[.G12];[.L12];[.H12];[.L12];[.I12])" office:value-type="string" office:string-value="1,11,'Vicente de Carvalho',1,1,0,0,673149.3342,7471836.7754" calcext:value-type="string">
            <text:p>1,11,'Vicente de Carvalho',1,1,0,0,673149.3342,7471836.775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];[.J12];[.P12])" office:value-type="string" office:string-value="insert into estacao_brt values(1,11,'Vicente de Carvalho',1,1,0,0,673149.3342,7471836.7754);" calcext:value-type="string">
            <text:p>insert into estacao_brt values(1,11,'Vicente de Carvalho',1,1,0,0,673149.3342,7471836.775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amba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2368.9065</text:p>
          </table:table-cell>
          <table:table-cell office:value-type="string" calcext:value-type="string">
            <text:p>7471812.6004</text:p>
          </table:table-cell>
          <table:table-cell table:style-name="ce2" table:formula="of:=CONCATENATE(;[.A13];[.L13];[.B13];[.L13];[.M13];[.C13];[.M13];[.L13];[.D13];[.L13];[.E13];[.L13];[.F13];[.L13];[.G13];[.L13];[.H13];[.L13];[.I13])" office:value-type="string" office:string-value="0,12,'Marambaia',1,1,0,0,672368.9065,7471812.6004" calcext:value-type="string">
            <text:p>0,12,'Marambaia',1,1,0,0,672368.9065,7471812.600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];[.J13];[.P13])" office:value-type="string" office:string-value="insert into estacao_brt values(0,12,'Marambaia',1,1,0,0,672368.9065,7471812.6004);" calcext:value-type="string">
            <text:p>insert into estacao_brt values(0,12,'Marambaia',1,1,0,0,672368.9065,7471812.600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z Lob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1548.7094</text:p>
          </table:table-cell>
          <table:table-cell office:value-type="string" calcext:value-type="string">
            <text:p>7471424.5497</text:p>
          </table:table-cell>
          <table:table-cell table:style-name="ce2" table:formula="of:=CONCATENATE(;[.A14];[.L14];[.B14];[.L14];[.M14];[.C14];[.M14];[.L14];[.D14];[.L14];[.E14];[.L14];[.F14];[.L14];[.G14];[.L14];[.H14];[.L14];[.I14])" office:value-type="string" office:string-value="0,13,'Vaz Lobo',1,1,0,0,671548.7094,7471424.5497" calcext:value-type="string">
            <text:p>0,13,'Vaz Lobo',1,1,0,0,671548.7094,7471424.54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];[.J14];[.P14])" office:value-type="string" office:string-value="insert into estacao_brt values(0,13,'Vaz Lobo',1,1,0,0,671548.7094,7471424.5497);" calcext:value-type="string">
            <text:p>insert into estacao_brt values(0,13,'Vaz Lobo',1,1,0,0,671548.7094,7471424.54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la Queiro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1336.5613</text:p>
          </table:table-cell>
          <table:table-cell office:value-type="string" calcext:value-type="string">
            <text:p>7470886.1255</text:p>
          </table:table-cell>
          <table:table-cell table:style-name="ce2" table:formula="of:=CONCATENATE(;[.A15];[.L15];[.B15];[.L15];[.M15];[.C15];[.M15];[.L15];[.D15];[.L15];[.E15];[.L15];[.F15];[.L15];[.G15];[.L15];[.H15];[.L15];[.I15])" office:value-type="string" office:string-value="0,14,'Vila Queiroz',1,1,0,0,671336.5613,7470886.1255" calcext:value-type="string">
            <text:p>0,14,'Vila Queiroz',1,1,0,0,671336.5613,7470886.125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];[.J15];[.P15])" office:value-type="string" office:string-value="insert into estacao_brt values(0,14,'Vila Queiroz',1,1,0,0,671336.5613,7470886.1255);" calcext:value-type="string">
            <text:p>insert into estacao_brt values(0,14,'Vila Queiroz',1,1,0,0,671336.5613,7470886.125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avia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0920.1446</text:p>
          </table:table-cell>
          <table:table-cell office:value-type="string" calcext:value-type="string">
            <text:p>7470408.1547</text:p>
          </table:table-cell>
          <table:table-cell table:style-name="ce2" table:formula="of:=CONCATENATE(;[.A16];[.L16];[.B16];[.L16];[.M16];[.C16];[.M16];[.L16];[.D16];[.L16];[.E16];[.L16];[.F16];[.L16];[.G16];[.L16];[.H16];[.L16];[.I16])" office:value-type="string" office:string-value="0,15,'Otaviano',1,1,0,0,670920.1446,7470408.1547" calcext:value-type="string">
            <text:p>0,15,'Otaviano',1,1,0,0,670920.1446,7470408.154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6];[.J16];[.P16])" office:value-type="string" office:string-value="insert into estacao_brt values(0,15,'Otaviano',1,1,0,0,670920.1446,7470408.1547);" calcext:value-type="string">
            <text:p>insert into estacao_brt values(0,15,'Otaviano',1,1,0,0,670920.1446,7470408.154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ta Efigên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002.8565</text:p>
          </table:table-cell>
          <table:table-cell office:value-type="string" calcext:value-type="string">
            <text:p>7462616.7949</text:p>
          </table:table-cell>
          <table:table-cell table:style-name="ce2" table:formula="of:=CONCATENATE(;[.A17];[.L17];[.B17];[.L17];[.M17];[.C17];[.M17];[.L17];[.D17];[.L17];[.E17];[.L17];[.F17];[.L17];[.G17];[.L17];[.H17];[.L17];[.I17])" office:value-type="string" office:string-value="0,16,'Santa Efigênia',1,1,0,0,667002.8565,7462616.7949" calcext:value-type="string">
            <text:p>0,16,'Santa Efigênia',1,1,0,0,667002.8565,7462616.794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7];[.J17];[.P17])" office:value-type="string" office:string-value="insert into estacao_brt values(0,16,'Santa Efigênia',1,1,0,0,667002.8565,7462616.7949);" calcext:value-type="string">
            <text:p>insert into estacao_brt values(0,16,'Santa Efigênia',1,1,0,0,667002.8565,7462616.794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vina Providênc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915.8421</text:p>
          </table:table-cell>
          <table:table-cell office:value-type="string" calcext:value-type="string">
            <text:p>7462170.4725</text:p>
          </table:table-cell>
          <table:table-cell table:style-name="ce2" table:formula="of:=CONCATENATE(;[.A18];[.L18];[.B18];[.L18];[.M18];[.C18];[.M18];[.L18];[.D18];[.L18];[.E18];[.L18];[.F18];[.L18];[.G18];[.L18];[.H18];[.L18];[.I18])" office:value-type="string" office:string-value="0,17,'Divina Providência',1,1,0,0,666915.8421,7462170.4725" calcext:value-type="string">
            <text:p>0,17,'Divina Providência',1,1,0,0,666915.8421,7462170.472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8];[.J18];[.P18])" office:value-type="string" office:string-value="insert into estacao_brt values(0,17,'Divina Providência',1,1,0,0,666915.8421,7462170.4725);" calcext:value-type="string">
            <text:p>insert into estacao_brt values(0,17,'Divina Providência',1,1,0,0,666915.8421,7462170.472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r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001.6034</text:p>
          </table:table-cell>
          <table:table-cell office:value-type="string" calcext:value-type="string">
            <text:p>746273.8861</text:p>
          </table:table-cell>
          <table:table-cell table:style-name="ce2" table:formula="of:=CONCATENATE(;[.A19];[.L19];[.B19];[.L19];[.M19];[.C19];[.M19];[.L19];[.D19];[.L19];[.E19];[.L19];[.F19];[.L19];[.G19];[.L19];[.H19];[.L19];[.I19])" office:value-type="string" office:string-value="0,18,'Merck',1,1,0,0,667001.6034,746273.8861" calcext:value-type="string">
            <text:p>0,18,'Merck',1,1,0,0,667001.6034,746273.886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9];[.J19];[.P19])" office:value-type="string" office:string-value="insert into estacao_brt values(0,18,'Merck',1,1,0,0,667001.6034,746273.8861);" calcext:value-type="string">
            <text:p>insert into estacao_brt values(0,18,'Merck',1,1,0,0,667001.6034,746273.886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rminal Bandeira Bras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803.5236</text:p>
          </table:table-cell>
          <table:table-cell office:value-type="string" calcext:value-type="string">
            <text:p>7464012.4314</text:p>
          </table:table-cell>
          <table:table-cell table:style-name="ce2" table:formula="of:=CONCATENATE(;[.A20];[.L20];[.B20];[.L20];[.M20];[.C20];[.M20];[.L20];[.D20];[.L20];[.E20];[.L20];[.F20];[.L20];[.G20];[.L20];[.H20];[.L20];[.I20])" office:value-type="string" office:string-value="0,19,'Terminal Bandeira Brasil',1,1,0,0,666803.5236,7464012.4314" calcext:value-type="string">
            <text:p>0,19,'Terminal Bandeira Brasil',1,1,0,0,666803.5236,7464012.431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0];[.J20];[.P20])" office:value-type="string" office:string-value="insert into estacao_brt values(0,19,'Terminal Bandeira Brasil',1,1,0,0,666803.5236,7464012.4314);" calcext:value-type="string">
            <text:p>insert into estacao_brt values(0,19,'Terminal Bandeira Brasil',1,1,0,0,666803.5236,7464012.431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n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8098.5115</text:p>
          </table:table-cell>
          <table:table-cell office:value-type="string" calcext:value-type="string">
            <text:p>746492.4017</text:p>
          </table:table-cell>
          <table:table-cell table:style-name="ce2" table:formula="of:=CONCATENATE(;[.A21];[.L21];[.B21];[.L21];[.M21];[.C21];[.M21];[.L21];[.D21];[.L21];[.E21];[.L21];[.F21];[.L21];[.G21];[.L21];[.H21];[.L21];[.I21])" office:value-type="string" office:string-value="0,20,'Tanque',1,1,0,0,668098.5115,746492.4017" calcext:value-type="string">
            <text:p>0,20,'Tanque',1,1,0,0,668098.5115,746492.401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1];[.J21];[.P21])" office:value-type="string" office:string-value="insert into estacao_brt values(0,20,'Tanque',1,1,0,0,668098.5115,746492.4017);" calcext:value-type="string">
            <text:p>insert into estacao_brt values(0,20,'Tanque',1,1,0,0,668098.5115,746492.401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dureira-Manace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0729.4584</text:p>
          </table:table-cell>
          <table:table-cell office:value-type="string" calcext:value-type="string">
            <text:p>7469130.0159</text:p>
          </table:table-cell>
          <table:table-cell table:style-name="ce2" table:formula="of:=CONCATENATE(;[.A22];[.L22];[.B22];[.L22];[.M22];[.C22];[.M22];[.L22];[.D22];[.L22];[.E22];[.L22];[.F22];[.L22];[.G22];[.L22];[.H22];[.L22];[.I22])" office:value-type="string" office:string-value="0,21,'Madureira-Manaceia',1,1,1,0,670729.4584,7469130.0159" calcext:value-type="string">
            <text:p>0,21,'Madureira-Manaceia',1,1,1,0,670729.4584,7469130.015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2];[.J22];[.P22])" office:value-type="string" office:string-value="insert into estacao_brt values(0,21,'Madureira-Manaceia',1,1,1,0,670729.4584,7469130.0159);" calcext:value-type="string">
            <text:p>insert into estacao_brt values(0,21,'Madureira-Manaceia',1,1,1,0,670729.4584,7469130.015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io 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676.8133</text:p>
          </table:table-cell>
          <table:table-cell office:value-type="string" calcext:value-type="string">
            <text:p>7458577.1701</text:p>
          </table:table-cell>
          <table:table-cell table:style-name="ce2" table:formula="of:=CONCATENATE(;[.A23];[.L23];[.B23];[.L23];[.M23];[.C23];[.M23];[.L23];[.D23];[.L23];[.E23];[.L23];[.F23];[.L23];[.G23];[.L23];[.H23];[.L23];[.I23])" office:value-type="string" office:string-value="0,22,'Rio II',1,1,0,0,665676.8133,7458577.1701" calcext:value-type="string">
            <text:p>0,22,'Rio II',1,1,0,0,665676.8133,7458577.170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3];[.J23];[.P23])" office:value-type="string" office:string-value="insert into estacao_brt values(0,22,'Rio II',1,1,0,0,665676.8133,7458577.1701);" calcext:value-type="string">
            <text:p>insert into estacao_brt values(0,22,'Rio II',1,1,0,0,665676.8133,7458577.170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dro Corre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031.6112</text:p>
          </table:table-cell>
          <table:table-cell office:value-type="string" calcext:value-type="string">
            <text:p>7459193.1928</text:p>
          </table:table-cell>
          <table:table-cell table:style-name="ce2" table:formula="of:=CONCATENATE(;[.A24];[.L24];[.B24];[.L24];[.M24];[.C24];[.M24];[.L24];[.D24];[.L24];[.E24];[.L24];[.F24];[.L24];[.G24];[.L24];[.H24];[.L24];[.I24])" office:value-type="string" office:string-value="0,23,'Pedro Correia',1,1,0,0,665031.6112,7459193.1928" calcext:value-type="string">
            <text:p>0,23,'Pedro Correia',1,1,0,0,665031.6112,7459193.192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4];[.J24];[.P24])" office:value-type="string" office:string-value="insert into estacao_brt values(0,23,'Pedro Correia',1,1,0,0,665031.6112,7459193.1928);" calcext:value-type="string">
            <text:p>insert into estacao_brt values(0,23,'Pedro Correia',1,1,0,0,665031.6112,7459193.192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spital Sara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457.0827</text:p>
          </table:table-cell>
          <table:table-cell office:value-type="string" calcext:value-type="string">
            <text:p>7458550.0606</text:p>
          </table:table-cell>
          <table:table-cell table:style-name="ce2" table:formula="of:=CONCATENATE(;[.A25];[.L25];[.B25];[.L25];[.M25];[.C25];[.M25];[.L25];[.D25];[.L25];[.E25];[.L25];[.F25];[.L25];[.G25];[.L25];[.H25];[.L25];[.I25])" office:value-type="string" office:string-value="0,24,'Hospital Sarah',1,1,0,0,666457.0827,7458550.0606" calcext:value-type="string">
            <text:p>0,24,'Hospital Sarah',1,1,0,0,666457.0827,7458550.060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5];[.J25];[.P25])" office:value-type="string" office:string-value="insert into estacao_brt values(0,24,'Hospital Sarah',1,1,0,0,666457.0827,7458550.0606);" calcext:value-type="string">
            <text:p>insert into estacao_brt values(0,24,'Hospital Sarah',1,1,0,0,666457.0827,7458550.060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ntro Metropolita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584.2118</text:p>
          </table:table-cell>
          <table:table-cell office:value-type="string" calcext:value-type="string">
            <text:p>745853.0243</text:p>
          </table:table-cell>
          <table:table-cell table:style-name="ce2" table:formula="of:=CONCATENATE(;[.A26];[.L26];[.B26];[.L26];[.M26];[.C26];[.M26];[.L26];[.D26];[.L26];[.E26];[.L26];[.F26];[.L26];[.G26];[.L26];[.H26];[.L26];[.I26])" office:value-type="string" office:string-value="0,25,'Centro Metropolitano',1,1,0,0,667584.2118,745853.0243" calcext:value-type="string">
            <text:p>0,25,'Centro Metropolitano',1,1,0,0,667584.2118,745853.024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6];[.J26];[.P26])" office:value-type="string" office:string-value="insert into estacao_brt values(0,25,'Centro Metropolitano',1,1,0,0,667584.2118,745853.0243);" calcext:value-type="string">
            <text:p>insert into estacao_brt values(0,25,'Centro Metropolitano',1,1,0,0,667584.2118,745853.024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ric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234.5159</text:p>
          </table:table-cell>
          <table:table-cell office:value-type="string" calcext:value-type="string">
            <text:p>7460056.1807</text:p>
          </table:table-cell>
          <table:table-cell table:style-name="ce2" table:formula="of:=CONCATENATE(;[.A27];[.L27];[.B27];[.L27];[.M27];[.C27];[.M27];[.L27];[.D27];[.L27];[.E27];[.L27];[.F27];[.L27];[.G27];[.L27];[.H27];[.L27];[.I27])" office:value-type="string" office:string-value="0,26,'Curicica',1,1,0,0,665234.5159,7460056.1807" calcext:value-type="string">
            <text:p>0,26,'Curicica',1,1,0,0,665234.5159,7460056.180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7];[.J27];[.P27])" office:value-type="string" office:string-value="insert into estacao_brt values(0,26,'Curicica',1,1,0,0,665234.5159,7460056.1807);" calcext:value-type="string">
            <text:p>insert into estacao_brt values(0,26,'Curicica',1,1,0,0,665234.5159,7460056.180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aça do Bando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786.4723</text:p>
          </table:table-cell>
          <table:table-cell office:value-type="string" calcext:value-type="string">
            <text:p>7460195.8042</text:p>
          </table:table-cell>
          <table:table-cell table:style-name="ce2" table:formula="of:=CONCATENATE(;[.A28];[.L28];[.B28];[.L28];[.M28];[.C28];[.M28];[.L28];[.D28];[.L28];[.E28];[.L28];[.F28];[.L28];[.G28];[.L28];[.H28];[.L28];[.I28])" office:value-type="string" office:string-value="0,27,'Praça do Bandolim',1,1,0,0,665786.4723,7460195.8042" calcext:value-type="string">
            <text:p>0,27,'Praça do Bandolim',1,1,0,0,665786.4723,7460195.804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8];[.J28];[.P28])" office:value-type="string" office:string-value="insert into estacao_brt values(0,27,'Praça do Bandolim',1,1,0,0,665786.4723,7460195.8042);" calcext:value-type="string">
            <text:p>insert into estacao_brt values(0,27,'Praça do Bandolim',1,1,0,0,665786.4723,7460195.804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roio Pavu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408.4262</text:p>
          </table:table-cell>
          <table:table-cell office:value-type="string" calcext:value-type="string">
            <text:p>746055.6412</text:p>
          </table:table-cell>
          <table:table-cell table:style-name="ce2" table:formula="of:=CONCATENATE(;[.A29];[.L29];[.B29];[.L29];[.M29];[.C29];[.M29];[.L29];[.D29];[.L29];[.E29];[.L29];[.F29];[.L29];[.G29];[.L29];[.H29];[.L29];[.I29])" office:value-type="string" office:string-value="0,28,'Arroio Pavuna',1,1,0,0,666408.4262,746055.6412" calcext:value-type="string">
            <text:p>0,28,'Arroio Pavuna',1,1,0,0,666408.4262,746055.641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29];[.J29];[.P29])" office:value-type="string" office:string-value="insert into estacao_brt values(0,28,'Arroio Pavuna',1,1,0,0,666408.4262,746055.6412);" calcext:value-type="string">
            <text:p>insert into estacao_brt values(0,28,'Arroio Pavuna',1,1,0,0,666408.4262,746055.641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la Sapê - IV Centená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690.3031</text:p>
          </table:table-cell>
          <table:table-cell office:value-type="string" calcext:value-type="string">
            <text:p>7460880.3159</text:p>
          </table:table-cell>
          <table:table-cell table:style-name="ce2" table:formula="of:=CONCATENATE(;[.A30];[.L30];[.B30];[.L30];[.M30];[.C30];[.M30];[.L30];[.D30];[.L30];[.E30];[.L30];[.F30];[.L30];[.G30];[.L30];[.H30];[.L30];[.I30])" office:value-type="string" office:string-value="0,29,'Vila Sapê - IV Centenário',1,1,0,0,666690.3031,7460880.3159" calcext:value-type="string">
            <text:p>0,29,'Vila Sapê - IV Centenário',1,1,0,0,666690.3031,7460880.315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0];[.J30];[.P30])" office:value-type="string" office:string-value="insert into estacao_brt values(0,29,'Vila Sapê - IV Centenário',1,1,0,0,666690.3031,7460880.3159);" calcext:value-type="string">
            <text:p>insert into estacao_brt values(0,29,'Vila Sapê - IV Centenário',1,1,0,0,666690.3031,7460880.315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canto das Palmeiras - Jardim São Lui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923.8079</text:p>
          </table:table-cell>
          <table:table-cell office:value-type="string" calcext:value-type="string">
            <text:p>7461334.6512</text:p>
          </table:table-cell>
          <table:table-cell table:style-name="ce2" table:formula="of:=CONCATENATE(;[.A31];[.L31];[.B31];[.L31];[.M31];[.C31];[.M31];[.L31];[.D31];[.L31];[.E31];[.L31];[.F31];[.L31];[.G31];[.L31];[.H31];[.L31];[.I31])" office:value-type="string" office:string-value="0,30,'Recanto das Palmeiras - Jardim São Luiz',1,1,0,0,666923.8079,7461334.6512" calcext:value-type="string">
            <text:p>0,30,'Recanto das Palmeiras - Jardim São Luiz',1,1,0,0,666923.8079,7461334.651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1];[.J31];[.P31])" office:value-type="string" office:string-value="insert into estacao_brt values(0,30,'Recanto das Palmeiras - Jardim São Luiz',1,1,0,0,666923.8079,7461334.6512);" calcext:value-type="string">
            <text:p>insert into estacao_brt values(0,30,'Recanto das Palmeiras - Jardim São Luiz',1,1,0,0,666923.8079,7461334.651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dre Roc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845.2945</text:p>
          </table:table-cell>
          <table:table-cell office:value-type="string" calcext:value-type="string">
            <text:p>7463418.5011</text:p>
          </table:table-cell>
          <table:table-cell table:style-name="ce2" table:formula="of:=CONCATENATE(;[.A32];[.L32];[.B32];[.L32];[.M32];[.C32];[.M32];[.L32];[.D32];[.L32];[.E32];[.L32];[.F32];[.L32];[.G32];[.L32];[.H32];[.L32];[.I32])" office:value-type="string" office:string-value="0,31,'Andre Rocha',1,1,0,0,666845.2945,7463418.5011" calcext:value-type="string">
            <text:p>0,31,'Andre Rocha',1,1,0,0,666845.2945,7463418.501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2];[.J32];[.P32])" office:value-type="string" office:string-value="insert into estacao_brt values(0,31,'Andre Rocha',1,1,0,0,666845.2945,7463418.5011);" calcext:value-type="string">
            <text:p>insert into estacao_brt values(0,31,'Andre Rocha',1,1,0,0,666845.2945,7463418.501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qua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804.0446</text:p>
          </table:table-cell>
          <table:table-cell office:value-type="string" calcext:value-type="string">
            <text:p>7464001.1081</text:p>
          </table:table-cell>
          <table:table-cell table:style-name="ce2" table:formula="of:=CONCATENATE(;[.A33];[.L33];[.B33];[.L33];[.M33];[.C33];[.M33];[.L33];[.D33];[.L33];[.E33];[.L33];[.F33];[.L33];[.G33];[.L33];[.H33];[.L33];[.I33])" office:value-type="string" office:string-value="0,32,'Taquara',1,1,0,0,666804.0446,7464001.1081" calcext:value-type="string">
            <text:p>0,32,'Taquara',1,1,0,0,666804.0446,7464001.10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3];[.J33];[.P33])" office:value-type="string" office:string-value="insert into estacao_brt values(0,32,'Taquara',1,1,0,0,666804.0446,7464001.1081);" calcext:value-type="string">
            <text:p>insert into estacao_brt values(0,32,'Taquara',1,1,0,0,666804.0446,7464001.108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acy Cabr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381.3771</text:p>
          </table:table-cell>
          <table:table-cell office:value-type="string" calcext:value-type="string">
            <text:p>7464439.0353</text:p>
          </table:table-cell>
          <table:table-cell table:style-name="ce2" table:formula="of:=CONCATENATE(;[.A34];[.L34];[.B34];[.L34];[.M34];[.C34];[.M34];[.L34];[.D34];[.L34];[.E34];[.L34];[.F34];[.L34];[.G34];[.L34];[.H34];[.L34];[.I34])" office:value-type="string" office:string-value="0,33,'Aracy Cabral',1,1,0,0,667381.3771,7464439.0353" calcext:value-type="string">
            <text:p>0,33,'Aracy Cabral',1,1,0,0,667381.3771,7464439.035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4];[.J34];[.P34])" office:value-type="string" office:string-value="insert into estacao_brt values(0,33,'Aracy Cabral',1,1,0,0,667381.3771,7464439.0353);" calcext:value-type="string">
            <text:p>insert into estacao_brt values(0,33,'Aracy Cabral',1,1,0,0,667381.3771,7464439.035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rminal Mestre Cande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106756" calcext:value-type="float">
            <text:p>668106756</text:p>
          </table:table-cell>
          <table:table-cell office:value-type="string" calcext:value-type="string">
            <text:p>7464937.0167</text:p>
          </table:table-cell>
          <table:table-cell table:style-name="ce2" table:formula="of:=CONCATENATE(;[.A35];[.L35];[.B35];[.L35];[.M35];[.C35];[.M35];[.L35];[.D35];[.L35];[.E35];[.L35];[.F35];[.L35];[.G35];[.L35];[.H35];[.L35];[.I35])" office:value-type="string" office:string-value="0,34,'Terminal Mestre Candeia',1,1,0,0,668106756,7464937.0167" calcext:value-type="string">
            <text:p>0,34,'Terminal Mestre Candeia',1,1,0,0,668106756,7464937.016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5];[.J35];[.P35])" office:value-type="string" office:string-value="insert into estacao_brt values(0,34,'Terminal Mestre Candeia',1,1,0,0,668106756,7464937.0167);" calcext:value-type="string">
            <text:p>insert into estacao_brt values(0,34,'Terminal Mestre Candeia',1,1,0,0,668106756,7464937.016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p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8550.6613</text:p>
          </table:table-cell>
          <table:table-cell office:value-type="string" calcext:value-type="string">
            <text:p>7466132.3282</text:p>
          </table:table-cell>
          <table:table-cell table:style-name="ce2" table:formula="of:=CONCATENATE(;[.A36];[.L36];[.B36];[.L36];[.M36];[.C36];[.M36];[.L36];[.D36];[.L36];[.E36];[.L36];[.F36];[.L36];[.G36];[.L36];[.H36];[.L36];[.I36])" office:value-type="string" office:string-value="0,35,'Ipase',1,1,0,0,668550.6613,7466132.3282" calcext:value-type="string">
            <text:p>0,35,'Ipase',1,1,0,0,668550.6613,7466132.32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6];[.J36];[.P36])" office:value-type="string" office:string-value="insert into estacao_brt values(0,35,'Ipase',1,1,0,0,668550.6613,7466132.3282);" calcext:value-type="string">
            <text:p>insert into estacao_brt values(0,35,'Ipase',1,1,0,0,668550.6613,7466132.328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aça Se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9052.2098</text:p>
          </table:table-cell>
          <table:table-cell office:value-type="string" calcext:value-type="string">
            <text:p>746690.2913</text:p>
          </table:table-cell>
          <table:table-cell table:style-name="ce2" table:formula="of:=CONCATENATE(;[.A37];[.L37];[.B37];[.L37];[.M37];[.C37];[.M37];[.L37];[.D37];[.L37];[.E37];[.L37];[.F37];[.L37];[.G37];[.L37];[.H37];[.L37];[.I37])" office:value-type="string" office:string-value="0,36,'Praça Seca',1,1,0,0,669052.2098,746690.2913" calcext:value-type="string">
            <text:p>0,36,'Praça Seca',1,1,0,0,669052.2098,746690.291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7];[.J37];[.P37])" office:value-type="string" office:string-value="insert into estacao_brt values(0,36,'Praça Seca',1,1,0,0,669052.2098,746690.2913);" calcext:value-type="string">
            <text:p>insert into estacao_brt values(0,36,'Praça Seca',1,1,0,0,669052.2098,746690.291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pitão Menez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9428.8869</text:p>
          </table:table-cell>
          <table:table-cell office:value-type="string" calcext:value-type="string">
            <text:p>7467443.1399</text:p>
          </table:table-cell>
          <table:table-cell table:style-name="ce2" table:formula="of:=CONCATENATE(;[.A38];[.L38];[.B38];[.L38];[.M38];[.C38];[.M38];[.L38];[.D38];[.L38];[.E38];[.L38];[.F38];[.L38];[.G38];[.L38];[.H38];[.L38];[.I38])" office:value-type="string" office:string-value="0,37,'Capitão Menezes',1,1,0,0,669428.8869,7467443.1399" calcext:value-type="string">
            <text:p>0,37,'Capitão Menezes',1,1,0,0,669428.8869,7467443.139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8];[.J38];[.P38])" office:value-type="string" office:string-value="insert into estacao_brt values(0,37,'Capitão Menezes',1,1,0,0,669428.8869,7467443.1399);" calcext:value-type="string">
            <text:p>insert into estacao_brt values(0,37,'Capitão Menezes',1,1,0,0,669428.8869,7467443.139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into Te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9720.4656</text:p>
          </table:table-cell>
          <table:table-cell office:value-type="string" calcext:value-type="string">
            <text:p>7467929.1109</text:p>
          </table:table-cell>
          <table:table-cell table:style-name="ce2" table:formula="of:=CONCATENATE(;[.A39];[.L39];[.B39];[.L39];[.M39];[.C39];[.M39];[.L39];[.D39];[.L39];[.E39];[.L39];[.F39];[.L39];[.G39];[.L39];[.H39];[.L39];[.I39])" office:value-type="string" office:string-value="0,38,'Pinto Teles',1,1,0,0,669720.4656,7467929.1109" calcext:value-type="string">
            <text:p>0,38,'Pinto Teles',1,1,0,0,669720.4656,7467929.110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39];[.J39];[.P39])" office:value-type="string" office:string-value="insert into estacao_brt values(0,38,'Pinto Teles',1,1,0,0,669720.4656,7467929.1109);" calcext:value-type="string">
            <text:p>insert into estacao_brt values(0,38,'Pinto Teles',1,1,0,0,669720.4656,7467929.110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óstolo Samuel Joaqu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129928" calcext:value-type="float">
            <text:p>670129928</text:p>
          </table:table-cell>
          <table:table-cell office:value-type="string" calcext:value-type="string">
            <text:p>7468602.2304</text:p>
          </table:table-cell>
          <table:table-cell table:style-name="ce2" table:formula="of:=CONCATENATE(;[.A40];[.L40];[.B40];[.L40];[.M40];[.C40];[.M40];[.L40];[.D40];[.L40];[.E40];[.L40];[.F40];[.L40];[.G40];[.L40];[.H40];[.L40];[.I40])" office:value-type="string" office:string-value="0,39,'Apóstolo Samuel Joaquim',1,1,0,0,670129928,7468602.2304" calcext:value-type="string">
            <text:p>0,39,'Apóstolo Samuel Joaquim',1,1,0,0,670129928,7468602.230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0];[.J40];[.P40])" office:value-type="string" office:string-value="insert into estacao_brt values(0,39,'Apóstolo Samuel Joaquim',1,1,0,0,670129928,7468602.2304);" calcext:value-type="string">
            <text:p>insert into estacao_brt values(0,39,'Apóstolo Samuel Joaquim',1,1,0,0,670129928,7468602.230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rminal Paulo da Porte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0721.7874</text:p>
          </table:table-cell>
          <table:table-cell office:value-type="string" calcext:value-type="string">
            <text:p>7469116.8522</text:p>
          </table:table-cell>
          <table:table-cell table:style-name="ce2" table:formula="of:=CONCATENATE(;[.A41];[.L41];[.B41];[.L41];[.M41];[.C41];[.M41];[.L41];[.D41];[.L41];[.E41];[.L41];[.F41];[.L41];[.G41];[.L41];[.H41];[.L41];[.I41])" office:value-type="string" office:string-value="0,40,'Terminal Paulo da Portela',1,1,0,0,670721.7874,7469116.8522" calcext:value-type="string">
            <text:p>0,40,'Terminal Paulo da Portela',1,1,0,0,670721.7874,7469116.852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1];[.J41];[.P41])" office:value-type="string" office:string-value="insert into estacao_brt values(0,40,'Terminal Paulo da Portela',1,1,0,0,670721.7874,7469116.8522);" calcext:value-type="string">
            <text:p>insert into estacao_brt values(0,40,'Terminal Paulo da Portela',1,1,0,0,670721.7874,7469116.852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rcad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0776.9484</text:p>
          </table:table-cell>
          <table:table-cell office:value-type="string" calcext:value-type="string">
            <text:p>7469876.8256</text:p>
          </table:table-cell>
          <table:table-cell table:style-name="ce2" table:formula="of:=CONCATENATE(;[.A42];[.L42];[.B42];[.L42];[.M42];[.C42];[.M42];[.L42];[.D42];[.L42];[.E42];[.L42];[.F42];[.L42];[.G42];[.L42];[.H42];[.L42];[.I42])" office:value-type="string" office:string-value="0,41,'Mercadão',1,1,0,0,670776.9484,7469876.8256" calcext:value-type="string">
            <text:p>0,41,'Mercadão',1,1,0,0,670776.9484,7469876.825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2];[.J42];[.P42])" office:value-type="string" office:string-value="insert into estacao_brt values(0,41,'Mercadão',1,1,0,0,670776.9484,7469876.8256);" calcext:value-type="string">
            <text:p>insert into estacao_brt values(0,41,'Mercadão',1,1,0,0,670776.9484,7469876.825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biap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7308.3931</text:p>
          </table:table-cell>
          <table:table-cell office:value-type="string" calcext:value-type="string">
            <text:p>747293.7286</text:p>
          </table:table-cell>
          <table:table-cell table:style-name="ce2" table:formula="of:=CONCATENATE(;[.A43];[.L43];[.B43];[.L43];[.M43];[.C43];[.M43];[.L43];[.D43];[.L43];[.E43];[.L43];[.F43];[.L43];[.G43];[.L43];[.H43];[.L43];[.I43])" office:value-type="string" office:string-value="0,42,'Ibiapina',1,1,1,0,677308.3931,747293.7286" calcext:value-type="string">
            <text:p>0,42,'Ibiapina',1,1,1,0,677308.3931,747293.728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3];[.J43];[.P43])" office:value-type="string" office:string-value="insert into estacao_brt values(0,42,'Ibiapina',1,1,1,0,677308.3931,747293.7286);" calcext:value-type="string">
            <text:p>insert into estacao_brt values(0,42,'Ibiapina',1,1,1,0,677308.3931,747293.728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laria - Cacique de Ram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8018.4898</text:p>
          </table:table-cell>
          <table:table-cell office:value-type="string" calcext:value-type="string">
            <text:p>7472237.6761</text:p>
          </table:table-cell>
          <table:table-cell table:style-name="ce2" table:formula="of:=CONCATENATE(;[.A44];[.L44];[.B44];[.L44];[.M44];[.C44];[.M44];[.L44];[.D44];[.L44];[.E44];[.L44];[.F44];[.L44];[.G44];[.L44];[.H44];[.L44];[.I44])" office:value-type="string" office:string-value="0,43,'Olaria - Cacique de Ramos',1,1,0,0,678018.4898,7472237.6761" calcext:value-type="string">
            <text:p>0,43,'Olaria - Cacique de Ramos',1,1,0,0,678018.4898,7472237.676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4];[.J44];[.P44])" office:value-type="string" office:string-value="insert into estacao_brt values(0,43,'Olaria - Cacique de Ramos',1,1,0,0,678018.4898,7472237.6761);" calcext:value-type="string">
            <text:p>insert into estacao_brt values(0,43,'Olaria - Cacique de Ramos',1,1,0,0,678018.4898,7472237.676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rminal Fundão - Aroldo Melod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639.5657</text:p>
          </table:table-cell>
          <table:table-cell office:value-type="string" calcext:value-type="string">
            <text:p>7473179.8781</text:p>
          </table:table-cell>
          <table:table-cell table:style-name="ce2" table:formula="of:=CONCATENATE(;[.A45];[.L45];[.B45];[.L45];[.M45];[.C45];[.M45];[.L45];[.D45];[.L45];[.E45];[.L45];[.F45];[.L45];[.G45];[.L45];[.H45];[.L45];[.I45])" office:value-type="string" office:string-value="0,44,'Terminal Fundão - Aroldo Melodia',1,1,0,0,680639.5657,7473179.8781" calcext:value-type="string">
            <text:p>0,44,'Terminal Fundão - Aroldo Melodia',1,1,0,0,680639.5657,7473179.87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5];[.J45];[.P45])" office:value-type="string" office:string-value="insert into estacao_brt values(0,44,'Terminal Fundão - Aroldo Melodia',1,1,0,0,680639.5657,7473179.8781);" calcext:value-type="string">
            <text:p>insert into estacao_brt values(0,44,'Terminal Fundão - Aroldo Melodia',1,1,0,0,680639.5657,7473179.878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a Par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570.5911</text:p>
          </table:table-cell>
          <table:table-cell office:value-type="string" calcext:value-type="string">
            <text:p>7457367.1485</text:p>
          </table:table-cell>
          <table:table-cell table:style-name="ce2" table:formula="of:=CONCATENATE(;[.A46];[.L46];[.B46];[.L46];[.M46];[.C46];[.M46];[.L46];[.D46];[.L46];[.E46];[.L46];[.F46];[.L46];[.G46];[.L46];[.H46];[.L46];[.I46])" office:value-type="string" office:string-value="0,45,'Via Parque',1,1,0,0,667570.5911,7457367.1485" calcext:value-type="string">
            <text:p>0,45,'Via Parque',1,1,0,0,667570.5911,7457367.148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6];[.J46];[.P46])" office:value-type="string" office:string-value="insert into estacao_brt values(0,45,'Via Parque',1,1,0,0,667570.5911,7457367.1485);" calcext:value-type="string">
            <text:p>insert into estacao_brt values(0,45,'Via Parque',1,1,0,0,667570.5911,7457367.148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eroporto de Jacarepaguá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550791" calcext:value-type="float">
            <text:p>667550791</text:p>
          </table:table-cell>
          <table:table-cell office:value-type="string" calcext:value-type="string">
            <text:p>7456808.7301</text:p>
          </table:table-cell>
          <table:table-cell table:style-name="ce2" table:formula="of:=CONCATENATE(;[.A47];[.L47];[.B47];[.L47];[.M47];[.C47];[.M47];[.L47];[.D47];[.L47];[.E47];[.L47];[.F47];[.L47];[.G47];[.L47];[.H47];[.L47];[.I47])" office:value-type="string" office:string-value="0,46,'Aeroporto de Jacarepaguá',1,1,0,0,667550791,7456808.7301" calcext:value-type="string">
            <text:p>0,46,'Aeroporto de Jacarepaguá',1,1,0,0,667550791,7456808.730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7];[.J47];[.P47])" office:value-type="string" office:string-value="insert into estacao_brt values(0,46,'Aeroporto de Jacarepaguá',1,1,0,0,667550791,7456808.7301);" calcext:value-type="string">
            <text:p>insert into estacao_brt values(0,46,'Aeroporto de Jacarepaguá',1,1,0,0,667550791,7456808.730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urenço J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535.8977</text:p>
          </table:table-cell>
          <table:table-cell office:value-type="string" calcext:value-type="string">
            <text:p>7456079.0799</text:p>
          </table:table-cell>
          <table:table-cell table:style-name="ce2" table:formula="of:=CONCATENATE(;[.A48];[.L48];[.B48];[.L48];[.M48];[.C48];[.M48];[.L48];[.D48];[.L48];[.E48];[.L48];[.F48];[.L48];[.G48];[.L48];[.H48];[.L48];[.I48])" office:value-type="string" office:string-value="0,47,'Lourenço Jorge',1,1,0,0,667535.8977,7456079.0799" calcext:value-type="string">
            <text:p>0,47,'Lourenço Jorge',1,1,0,0,667535.8977,7456079.079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8];[.J48];[.P48])" office:value-type="string" office:string-value="insert into estacao_brt values(0,47,'Lourenço Jorge',1,1,0,0,667535.8977,7456079.0799);" calcext:value-type="string">
            <text:p>insert into estacao_brt values(0,47,'Lourenço Jorge',1,1,0,0,667535.8977,7456079.079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m Jobim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9502.5562</text:p>
          </table:table-cell>
          <table:table-cell office:value-type="string" calcext:value-type="string">
            <text:p>7476357.8081</text:p>
          </table:table-cell>
          <table:table-cell table:style-name="ce2" table:formula="of:=CONCATENATE(;[.A49];[.L49];[.B49];[.L49];[.M49];[.C49];[.M49];[.L49];[.D49];[.L49];[.E49];[.L49];[.F49];[.L49];[.G49];[.L49];[.H49];[.L49];[.I49])" office:value-type="string" office:string-value="0,48,'Tom Jobim 1',1,1,0,1,679502.5562,7476357.8081" calcext:value-type="string">
            <text:p>0,48,'Tom Jobim 1',1,1,0,1,679502.5562,7476357.80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49];[.J49];[.P49])" office:value-type="string" office:string-value="insert into estacao_brt values(0,48,'Tom Jobim 1',1,1,0,1,679502.5562,7476357.8081);" calcext:value-type="string">
            <text:p>insert into estacao_brt values(0,48,'Tom Jobim 1',1,1,0,1,679502.5562,7476357.808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om Jobim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019.0118</text:p>
          </table:table-cell>
          <table:table-cell office:value-type="string" calcext:value-type="string">
            <text:p>7475997.8294</text:p>
          </table:table-cell>
          <table:table-cell table:style-name="ce2" table:formula="of:=CONCATENATE(;[.A50];[.L50];[.B50];[.L50];[.M50];[.C50];[.M50];[.L50];[.D50];[.L50];[.E50];[.L50];[.F50];[.L50];[.G50];[.L50];[.H50];[.L50];[.I50])" office:value-type="string" office:string-value="0,49,'Tom Jobim 2',1,1,0,1,680019.0118,7475997.8294" calcext:value-type="string">
            <text:p>0,49,'Tom Jobim 2',1,1,0,1,680019.0118,7475997.829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0];[.J50];[.P50])" office:value-type="string" office:string-value="insert into estacao_brt values(0,49,'Tom Jobim 2',1,1,0,1,680019.0118,7475997.8294);" calcext:value-type="string">
            <text:p>insert into estacao_brt values(0,49,'Tom Jobim 2',1,1,0,1,680019.0118,7475997.829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minal Alvor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7503.4512</text:p>
          </table:table-cell>
          <table:table-cell office:value-type="string" calcext:value-type="string">
            <text:p>745554.6597</text:p>
          </table:table-cell>
          <table:table-cell table:style-name="ce2" table:formula="of:=CONCATENATE(;[.A51];[.L51];[.B51];[.L51];[.M51];[.C51];[.M51];[.L51];[.D51];[.L51];[.E51];[.L51];[.F51];[.L51];[.G51];[.L51];[.H51];[.L51];[.I51])" office:value-type="string" office:string-value="0,50,'Terminal Alvorada',1,1,0,0,667503.4512,745554.6597" calcext:value-type="string">
            <text:p>0,50,'Terminal Alvorada',1,1,0,0,667503.4512,745554.65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1];[.J51];[.P51])" office:value-type="string" office:string-value="insert into estacao_brt values(0,50,'Terminal Alvorada',1,1,0,0,667503.4512,745554.6597);" calcext:value-type="string">
            <text:p>insert into estacao_brt values(0,50,'Terminal Alvorada',1,1,0,0,667503.4512,745554.65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sarão 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7247.0653</text:p>
          </table:table-cell>
          <table:table-cell office:value-type="string" calcext:value-type="string">
            <text:p>7463270.6287</text:p>
          </table:table-cell>
          <table:table-cell table:style-name="ce2" table:formula="of:=CONCATENATE(;[.A52];[.L52];[.B52];[.L52];[.M52];[.C52];[.M52];[.L52];[.D52];[.L52];[.E52];[.L52];[.F52];[.L52];[.G52];[.L52];[.H52];[.L52];[.I52])" office:value-type="string" office:string-value="0,51,'Cesarão II',1,1,0,0,637247.0653,7463270.6287" calcext:value-type="string">
            <text:p>0,51,'Cesarão II',1,1,0,0,637247.0653,7463270.628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2];[.J52];[.P52])" office:value-type="string" office:string-value="insert into estacao_brt values(0,51,'Cesarão II',1,1,0,0,637247.0653,7463270.6287);" calcext:value-type="string">
            <text:p>insert into estacao_brt values(0,51,'Cesarão II',1,1,0,0,637247.0653,7463270.628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sarão I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7727.3478</text:p>
          </table:table-cell>
          <table:table-cell office:value-type="string" calcext:value-type="string">
            <text:p>7463455.2311</text:p>
          </table:table-cell>
          <table:table-cell table:style-name="ce2" table:formula="of:=CONCATENATE(;[.A53];[.L53];[.B53];[.L53];[.M53];[.C53];[.M53];[.L53];[.D53];[.L53];[.E53];[.L53];[.F53];[.L53];[.G53];[.L53];[.H53];[.L53];[.I53])" office:value-type="string" office:string-value="0,52,'Cesarão III',1,1,0,0,637727.3478,7463455.2311" calcext:value-type="string">
            <text:p>0,52,'Cesarão III',1,1,0,0,637727.3478,7463455.231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3];[.J53];[.P53])" office:value-type="string" office:string-value="insert into estacao_brt values(0,52,'Cesarão III',1,1,0,0,637727.3478,7463455.2311);" calcext:value-type="string">
            <text:p>insert into estacao_brt values(0,52,'Cesarão III',1,1,0,0,637727.3478,7463455.231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ila Paciênc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8087.5565</text:p>
          </table:table-cell>
          <table:table-cell office:value-type="string" calcext:value-type="string">
            <text:p>7463822.5644</text:p>
          </table:table-cell>
          <table:table-cell table:style-name="ce2" table:formula="of:=CONCATENATE(;[.A54];[.L54];[.B54];[.L54];[.M54];[.C54];[.M54];[.L54];[.D54];[.L54];[.E54];[.L54];[.F54];[.L54];[.G54];[.L54];[.H54];[.L54];[.I54])" office:value-type="string" office:string-value="0,53,'Vila Paciência',1,1,0,0,638087.5565,7463822.5644" calcext:value-type="string">
            <text:p>0,53,'Vila Paciência',1,1,0,0,638087.5565,7463822.564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4];[.J54];[.P54])" office:value-type="string" office:string-value="insert into estacao_brt values(0,53,'Vila Paciência',1,1,0,0,638087.5565,7463822.5644);" calcext:value-type="string">
            <text:p>insert into estacao_brt values(0,53,'Vila Paciência',1,1,0,0,638087.5565,7463822.564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ês Pon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8483.8907</text:p>
          </table:table-cell>
          <table:table-cell office:value-type="string" calcext:value-type="string">
            <text:p>7464145.4011</text:p>
          </table:table-cell>
          <table:table-cell table:style-name="ce2" table:formula="of:=CONCATENATE(;[.A55];[.L55];[.B55];[.L55];[.M55];[.C55];[.M55];[.L55];[.D55];[.L55];[.E55];[.L55];[.F55];[.L55];[.G55];[.L55];[.H55];[.L55];[.I55])" office:value-type="string" office:string-value="0,54,'Três Pontes',1,1,0,0,638483.8907,7464145.4011" calcext:value-type="string">
            <text:p>0,54,'Três Pontes',1,1,0,0,638483.8907,7464145.401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5];[.J55];[.P55])" office:value-type="string" office:string-value="insert into estacao_brt values(0,54,'Três Pontes',1,1,0,0,638483.8907,7464145.4011);" calcext:value-type="string">
            <text:p>insert into estacao_brt values(0,54,'Três Pontes',1,1,0,0,638483.8907,7464145.401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esarin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148985" calcext:value-type="float">
            <text:p>639148985</text:p>
          </table:table-cell>
          <table:table-cell office:value-type="string" calcext:value-type="string">
            <text:p>7464691.2346</text:p>
          </table:table-cell>
          <table:table-cell table:style-name="ce2" table:formula="of:=CONCATENATE(;[.A56];[.L56];[.B56];[.L56];[.M56];[.C56];[.M56];[.L56];[.D56];[.L56];[.E56];[.L56];[.F56];[.L56];[.G56];[.L56];[.H56];[.L56];[.I56])" office:value-type="string" office:string-value="0,55,'Cesarinho',1,1,0,0,639148985,7464691.2346" calcext:value-type="string">
            <text:p>0,55,'Cesarinho',1,1,0,0,639148985,7464691.234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6];[.J56];[.P56])" office:value-type="string" office:string-value="insert into estacao_brt values(0,55,'Cesarinho',1,1,0,0,639148985,7464691.2346);" calcext:value-type="string">
            <text:p>insert into estacao_brt values(0,55,'Cesarinho',1,1,0,0,639148985,7464691.234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1 de Outub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9611.5726</text:p>
          </table:table-cell>
          <table:table-cell office:value-type="string" calcext:value-type="string">
            <text:p>7464933.1322</text:p>
          </table:table-cell>
          <table:table-cell table:style-name="ce2" table:formula="of:=CONCATENATE(;[.A57];[.L57];[.B57];[.L57];[.M57];[.C57];[.M57];[.L57];[.D57];[.L57];[.E57];[.L57];[.F57];[.L57];[.G57];[.L57];[.H57];[.L57];[.I57])" office:value-type="string" office:string-value="0,56,'31 de Outubro',1,1,0,0,639611.5726,7464933.1322" calcext:value-type="string">
            <text:p>0,56,'31 de Outubro',1,1,0,0,639611.5726,7464933.132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7];[.J57];[.P57])" office:value-type="string" office:string-value="insert into estacao_brt values(0,56,'31 de Outubro',1,1,0,0,639611.5726,7464933.1322);" calcext:value-type="string">
            <text:p>insert into estacao_brt values(0,56,'31 de Outubro',1,1,0,0,639611.5726,7464933.132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nta Eugên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254.7159</text:p>
          </table:table-cell>
          <table:table-cell office:value-type="string" calcext:value-type="string">
            <text:p>7465085.2967</text:p>
          </table:table-cell>
          <table:table-cell table:style-name="ce2" table:formula="of:=CONCATENATE(;[.A58];[.L58];[.B58];[.L58];[.M58];[.C58];[.M58];[.L58];[.D58];[.L58];[.E58];[.L58];[.F58];[.L58];[.G58];[.L58];[.H58];[.L58];[.I58])" office:value-type="string" office:string-value="0,57,'Santa Eugênia',1,1,1,0,640254.7159,7465085.2967" calcext:value-type="string">
            <text:p>0,57,'Santa Eugênia',1,1,1,0,640254.7159,7465085.296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8];[.J58];[.P58])" office:value-type="string" office:string-value="insert into estacao_brt values(0,57,'Santa Eugênia',1,1,1,0,640254.7159,7465085.2967);" calcext:value-type="string">
            <text:p>insert into estacao_brt values(0,57,'Santa Eugênia',1,1,1,0,640254.7159,7465085.296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úlia Migu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0750.2068</text:p>
          </table:table-cell>
          <table:table-cell office:value-type="string" calcext:value-type="string">
            <text:p>7465210.6361</text:p>
          </table:table-cell>
          <table:table-cell table:style-name="ce2" table:formula="of:=CONCATENATE(;[.A59];[.L59];[.B59];[.L59];[.M59];[.C59];[.M59];[.L59];[.D59];[.L59];[.E59];[.L59];[.F59];[.L59];[.G59];[.L59];[.H59];[.L59];[.I59])" office:value-type="string" office:string-value="0,58,'Júlia Miguel',1,1,0,0,640750.2068,7465210.6361" calcext:value-type="string">
            <text:p>0,58,'Júlia Miguel',1,1,0,0,640750.2068,7465210.636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59];[.J59];[.P59])" office:value-type="string" office:string-value="insert into estacao_brt values(0,58,'Júlia Miguel',1,1,0,0,640750.2068,7465210.6361);" calcext:value-type="string">
            <text:p>insert into estacao_brt values(0,58,'Júlia Miguel',1,1,0,0,640750.2068,7465210.636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que São Pau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1323.1236</text:p>
          </table:table-cell>
          <table:table-cell office:value-type="string" calcext:value-type="string">
            <text:p>746513.4089</text:p>
          </table:table-cell>
          <table:table-cell table:style-name="ce2" table:formula="of:=CONCATENATE(;[.A60];[.L60];[.B60];[.L60];[.M60];[.C60];[.M60];[.L60];[.D60];[.L60];[.E60];[.L60];[.F60];[.L60];[.G60];[.L60];[.H60];[.L60];[.I60])" office:value-type="string" office:string-value="0,59,'Parque São Paulo',1,1,0,0,641323.1236,746513.4089" calcext:value-type="string">
            <text:p>0,59,'Parque São Paulo',1,1,0,0,641323.1236,746513.408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0];[.J60];[.P60])" office:value-type="string" office:string-value="insert into estacao_brt values(0,59,'Parque São Paulo',1,1,0,0,641323.1236,746513.4089);" calcext:value-type="string">
            <text:p>insert into estacao_brt values(0,59,'Parque São Paulo',1,1,0,0,641323.1236,746513.408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ur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3020.1764</text:p>
          </table:table-cell>
          <table:table-cell office:value-type="string" calcext:value-type="string">
            <text:p>746524.4565</text:p>
          </table:table-cell>
          <table:table-cell table:style-name="ce2" table:formula="of:=CONCATENATE(;[.A61];[.L61];[.B61];[.L61];[.M61];[.C61];[.M61];[.L61];[.D61];[.L61];[.E61];[.L61];[.F61];[.L61];[.G61];[.L61];[.H61];[.L61];[.I61])" office:value-type="string" office:string-value="0,60,'Icurana',1,1,0,0,643020.1764,746524.4565" calcext:value-type="string">
            <text:p>0,60,'Icurana',1,1,0,0,643020.1764,746524.456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1];[.J61];[.P61])" office:value-type="string" office:string-value="insert into estacao_brt values(0,60,'Icurana',1,1,0,0,643020.1764,746524.4565);" calcext:value-type="string">
            <text:p>insert into estacao_brt values(0,60,'Icurana',1,1,0,0,643020.1764,746524.456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ilar Cario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3487.5501</text:p>
          </table:table-cell>
          <table:table-cell office:value-type="string" calcext:value-type="string">
            <text:p>7465342.6929</text:p>
          </table:table-cell>
          <table:table-cell table:style-name="ce2" table:formula="of:=CONCATENATE(;[.A62];[.L62];[.B62];[.L62];[.M62];[.C62];[.M62];[.L62];[.D62];[.L62];[.E62];[.L62];[.F62];[.L62];[.G62];[.L62];[.H62];[.L62];[.I62])" office:value-type="string" office:string-value="0,61,'Vilar Carioca',1,1,0,0,643487.5501,7465342.6929" calcext:value-type="string">
            <text:p>0,61,'Vilar Carioca',1,1,0,0,643487.5501,7465342.692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2];[.J62];[.P62])" office:value-type="string" office:string-value="insert into estacao_brt values(0,61,'Vilar Carioca',1,1,0,0,643487.5501,7465342.6929);" calcext:value-type="string">
            <text:p>insert into estacao_brt values(0,61,'Vilar Carioca',1,1,0,0,643487.5501,7465342.692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hoaí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4070.3965</text:p>
          </table:table-cell>
          <table:table-cell office:value-type="string" calcext:value-type="string">
            <text:p>7465434.8176</text:p>
          </table:table-cell>
          <table:table-cell table:style-name="ce2" table:formula="of:=CONCATENATE(;[.A63];[.L63];[.B63];[.L63];[.M63];[.C63];[.M63];[.L63];[.D63];[.L63];[.E63];[.L63];[.F63];[.L63];[.G63];[.L63];[.H63];[.L63];[.I63])" office:value-type="string" office:string-value="0,62,'Inhoaíba',1,1,0,0,644070.3965,7465434.8176" calcext:value-type="string">
            <text:p>0,62,'Inhoaíba',1,1,0,0,644070.3965,7465434.817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3];[.J63];[.P63])" office:value-type="string" office:string-value="insert into estacao_brt values(0,62,'Inhoaíba',1,1,0,0,644070.3965,7465434.8176);" calcext:value-type="string">
            <text:p>insert into estacao_brt values(0,62,'Inhoaíba',1,1,0,0,644070.3965,7465434.817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olfe Olímpi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2778.8355</text:p>
          </table:table-cell>
          <table:table-cell office:value-type="string" calcext:value-type="string">
            <text:p>7455640.2223</text:p>
          </table:table-cell>
          <table:table-cell table:style-name="ce2" table:formula="of:=CONCATENATE(;[.A64];[.L64];[.B64];[.L64];[.M64];[.C64];[.M64];[.L64];[.D64];[.L64];[.E64];[.L64];[.F64];[.L64];[.G64];[.L64];[.H64];[.L64];[.I64])" office:value-type="string" office:string-value="0,63,'Golfe Olímpico',1,1,0,0,662778.8355,7455640.2223" calcext:value-type="string">
            <text:p>0,63,'Golfe Olímpico',1,1,0,0,662778.8355,7455640.222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4];[.J64];[.P64])" office:value-type="string" office:string-value="insert into estacao_brt values(0,63,'Golfe Olímpico',1,1,0,0,662778.8355,7455640.2223);" calcext:value-type="string">
            <text:p>insert into estacao_brt values(0,63,'Golfe Olímpico',1,1,0,0,662778.8355,7455640.222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a Gonzag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4674.4701</text:p>
          </table:table-cell>
          <table:table-cell office:value-type="string" calcext:value-type="string">
            <text:p>746564.8462</text:p>
          </table:table-cell>
          <table:table-cell table:style-name="ce2" table:formula="of:=CONCATENATE(;[.A65];[.L65];[.B65];[.L65];[.M65];[.C65];[.M65];[.L65];[.D65];[.L65];[.E65];[.L65];[.F65];[.L65];[.G65];[.L65];[.H65];[.L65];[.I65])" office:value-type="string" office:string-value="0,65,'Ana Gonzaga',1,1,0,0,644674.4701,746564.8462" calcext:value-type="string">
            <text:p>0,65,'Ana Gonzaga',1,1,0,0,644674.4701,746564.846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5];[.J65];[.P65])" office:value-type="string" office:string-value="insert into estacao_brt values(0,65,'Ana Gonzaga',1,1,0,0,644674.4701,746564.8462);" calcext:value-type="string">
            <text:p>insert into estacao_brt values(0,65,'Ana Gonzaga',1,1,0,0,644674.4701,746564.846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ão J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5246.0738</text:p>
          </table:table-cell>
          <table:table-cell office:value-type="string" calcext:value-type="string">
            <text:p>7465696.3482</text:p>
          </table:table-cell>
          <table:table-cell table:style-name="ce2" table:formula="of:=CONCATENATE(;[.A66];[.L66];[.B66];[.L66];[.M66];[.C66];[.M66];[.L66];[.D66];[.L66];[.E66];[.L66];[.F66];[.L66];[.G66];[.L66];[.H66];[.L66];[.I66])" office:value-type="string" office:string-value="0,66,'São Jorge',1,1,0,0,645246.0738,7465696.3482" calcext:value-type="string">
            <text:p>0,66,'São Jorge',1,1,0,0,645246.0738,7465696.34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6];[.J66];[.P66])" office:value-type="string" office:string-value="insert into estacao_brt values(0,66,'São Jorge',1,1,0,0,645246.0738,7465696.3482);" calcext:value-type="string">
            <text:p>insert into estacao_brt values(0,66,'São Jorge',1,1,0,0,645246.0738,7465696.348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ina Rang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6112.0026</text:p>
          </table:table-cell>
          <table:table-cell office:value-type="string" calcext:value-type="string">
            <text:p>7466058.5567</text:p>
          </table:table-cell>
          <table:table-cell table:style-name="ce2" table:formula="of:=CONCATENATE(;[.A67];[.L67];[.B67];[.L67];[.M67];[.C67];[.M67];[.L67];[.D67];[.L67];[.E67];[.L67];[.F67];[.L67];[.G67];[.L67];[.H67];[.L67];[.I67])" office:value-type="string" office:string-value="0,67,'Pina Rangel',1,1,0,0,646112.0026,7466058.5567" calcext:value-type="string">
            <text:p>0,67,'Pina Rangel',1,1,0,0,646112.0026,7466058.556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7];[.J67];[.P67])" office:value-type="string" office:string-value="insert into estacao_brt values(0,67,'Pina Rangel',1,1,0,0,646112.0026,7466058.5567);" calcext:value-type="string">
            <text:p>insert into estacao_brt values(0,67,'Pina Rangel',1,1,0,0,646112.0026,7466058.556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que Esperanç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6536.0498</text:p>
          </table:table-cell>
          <table:table-cell office:value-type="string" calcext:value-type="string">
            <text:p>7466121.1072</text:p>
          </table:table-cell>
          <table:table-cell table:style-name="ce2" table:formula="of:=CONCATENATE(;[.A68];[.L68];[.B68];[.L68];[.M68];[.C68];[.M68];[.L68];[.D68];[.L68];[.E68];[.L68];[.F68];[.L68];[.G68];[.L68];[.H68];[.L68];[.I68])" office:value-type="string" office:string-value="0,68,'Parque Esperança',1,1,0,0,646536.0498,7466121.1072" calcext:value-type="string">
            <text:p>0,68,'Parque Esperança',1,1,0,0,646536.0498,7466121.107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8];[.J68];[.P68])" office:value-type="string" office:string-value="insert into estacao_brt values(0,68,'Parque Esperança',1,1,0,0,646536.0498,7466121.1072);" calcext:value-type="string">
            <text:p>insert into estacao_brt values(0,68,'Parque Esperança',1,1,0,0,646536.0498,7466121.107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ândido Magalhã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7320.7627</text:p>
          </table:table-cell>
          <table:table-cell office:value-type="string" calcext:value-type="string">
            <text:p>7466032.7958</text:p>
          </table:table-cell>
          <table:table-cell table:style-name="ce2" table:formula="of:=CONCATENATE(;[.A69];[.L69];[.B69];[.L69];[.M69];[.C69];[.M69];[.L69];[.D69];[.L69];[.E69];[.L69];[.F69];[.L69];[.G69];[.L69];[.H69];[.L69];[.I69])" office:value-type="string" office:string-value="0,69,'Cândido Magalhães',1,1,0,0,647320.7627,7466032.7958" calcext:value-type="string">
            <text:p>0,69,'Cândido Magalhães',1,1,0,0,647320.7627,7466032.795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69];[.J69];[.P69])" office:value-type="string" office:string-value="insert into estacao_brt values(0,69,'Cândido Magalhães',1,1,0,0,647320.7627,7466032.7958);" calcext:value-type="string">
            <text:p>insert into estacao_brt values(0,69,'Cândido Magalhães',1,1,0,0,647320.7627,7466032.795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efeito Alim Ped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7092.9889</text:p>
          </table:table-cell>
          <table:table-cell office:value-type="string" calcext:value-type="string">
            <text:p>7466475.8203</text:p>
          </table:table-cell>
          <table:table-cell table:style-name="ce2" table:formula="of:=CONCATENATE(;[.A70];[.L70];[.B70];[.L70];[.M70];[.C70];[.M70];[.L70];[.D70];[.L70];[.E70];[.L70];[.F70];[.L70];[.G70];[.L70];[.H70];[.L70];[.I70])" office:value-type="string" office:string-value="0,70,'Prefeito Alim Pedro',1,1,0,0,647092.9889,7466475.8203" calcext:value-type="string">
            <text:p>0,70,'Prefeito Alim Pedro',1,1,0,0,647092.9889,7466475.820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0];[.J70];[.P70])" office:value-type="string" office:string-value="insert into estacao_brt values(0,70,'Prefeito Alim Pedro',1,1,0,0,647092.9889,7466475.8203);" calcext:value-type="string">
            <text:p>insert into estacao_brt values(0,70,'Prefeito Alim Pedro',1,1,0,0,647092.9889,7466475.820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rama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7090.1188</text:p>
          </table:table-cell>
          <table:table-cell office:value-type="string" calcext:value-type="string">
            <text:p>7466479.2758</text:p>
          </table:table-cell>
          <table:table-cell table:style-name="ce2" table:formula="of:=CONCATENATE(;[.A71];[.L71];[.B71];[.L71];[.M71];[.C71];[.M71];[.L71];[.D71];[.L71];[.E71];[.L71];[.F71];[.L71];[.G71];[.L71];[.H71];[.L71];[.I71])" office:value-type="string" office:string-value="0,71,'Gramado',1,1,0,0,647090.1188,7466479.2758" calcext:value-type="string">
            <text:p>0,71,'Gramado',1,1,0,0,647090.1188,7466479.275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1];[.J71];[.P71])" office:value-type="string" office:string-value="insert into estacao_brt values(0,71,'Gramado',1,1,0,0,647090.1188,7466479.2758);" calcext:value-type="string">
            <text:p>insert into estacao_brt values(0,71,'Gramado',1,1,0,0,647090.1188,7466479.275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nta Veredi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6906.7966</text:p>
          </table:table-cell>
          <table:table-cell office:value-type="string" calcext:value-type="string">
            <text:p>7462492.2484</text:p>
          </table:table-cell>
          <table:table-cell table:style-name="ce2" table:formula="of:=CONCATENATE(;[.A72];[.L72];[.B72];[.L72];[.M72];[.C72];[.M72];[.L72];[.D72];[.L72];[.E72];[.L72];[.F72];[.L72];[.G72];[.L72];[.H72];[.L72];[.I72])" office:value-type="string" office:string-value="0,72,'Santa Verediana',1,1,0,0,636906.7966,7462492.2484" calcext:value-type="string">
            <text:p>0,72,'Santa Verediana',1,1,0,0,636906.7966,7462492.248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2];[.J72];[.P72])" office:value-type="string" office:string-value="insert into estacao_brt values(0,72,'Santa Verediana',1,1,0,0,636906.7966,7462492.2484);" calcext:value-type="string">
            <text:p>insert into estacao_brt values(0,72,'Santa Verediana',1,1,0,0,636906.7966,7462492.248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astão Rang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5650.9103</text:p>
          </table:table-cell>
          <table:table-cell office:value-type="string" calcext:value-type="string">
            <text:p>7463935.1495</text:p>
          </table:table-cell>
          <table:table-cell table:style-name="ce2" table:formula="of:=CONCATENATE(;[.A73];[.L73];[.B73];[.L73];[.M73];[.C73];[.M73];[.L73];[.D73];[.L73];[.E73];[.L73];[.F73];[.L73];[.G73];[.L73];[.H73];[.L73];[.I73])" office:value-type="string" office:string-value="0,73,'Gastão Rangel',1,1,0,0,635650.9103,7463935.1495" calcext:value-type="string">
            <text:p>0,73,'Gastão Rangel',1,1,0,0,635650.9103,7463935.149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3];[.J73];[.P73])" office:value-type="string" office:string-value="insert into estacao_brt values(0,73,'Gastão Rangel',1,1,0,0,635650.9103,7463935.1495);" calcext:value-type="string">
            <text:p>insert into estacao_brt values(0,73,'Gastão Rangel',1,1,0,0,635650.9103,7463935.149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rminal Santa Cruz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5035.0111</text:p>
          </table:table-cell>
          <table:table-cell office:value-type="string" calcext:value-type="string">
            <text:p>7465122.3778</text:p>
          </table:table-cell>
          <table:table-cell table:style-name="ce2" table:formula="of:=CONCATENATE(;[.A74];[.L74];[.B74];[.L74];[.M74];[.C74];[.M74];[.L74];[.D74];[.L74];[.E74];[.L74];[.F74];[.L74];[.G74];[.L74];[.H74];[.L74];[.I74])" office:value-type="string" office:string-value="0,74,'Terminal Santa Cruz',1,1,1,0,635035.0111,7465122.3778" calcext:value-type="string">
            <text:p>0,74,'Terminal Santa Cruz',1,1,1,0,635035.0111,7465122.377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4];[.J74];[.P74])" office:value-type="string" office:string-value="insert into estacao_brt values(0,74,'Terminal Santa Cruz',1,1,1,0,635035.0111,7465122.3778);" calcext:value-type="string">
            <text:p>insert into estacao_brt values(0,74,'Terminal Santa Cruz',1,1,1,0,635035.0111,7465122.377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que das Ros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8885.3293</text:p>
          </table:table-cell>
          <table:table-cell office:value-type="string" calcext:value-type="string">
            <text:p>7455567.1627</text:p>
          </table:table-cell>
          <table:table-cell table:style-name="ce2" table:formula="of:=CONCATENATE(;[.A75];[.L75];[.B75];[.L75];[.M75];[.C75];[.M75];[.L75];[.D75];[.L75];[.E75];[.L75];[.F75];[.L75];[.G75];[.L75];[.H75];[.L75];[.I75])" office:value-type="string" office:string-value="0,75,'Parque das Rosas',1,1,0,0,668885.3293,7455567.1627" calcext:value-type="string">
            <text:p>0,75,'Parque das Rosas',1,1,0,0,668885.3293,7455567.162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5];[.J75];[.P75])" office:value-type="string" office:string-value="insert into estacao_brt values(0,75,'Parque das Rosas',1,1,0,0,668885.3293,7455567.1627);" calcext:value-type="string">
            <text:p>insert into estacao_brt values(0,75,'Parque das Rosas',1,1,0,0,668885.3293,7455567.162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sarã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6897.9821</text:p>
          </table:table-cell>
          <table:table-cell office:value-type="string" calcext:value-type="string">
            <text:p>7463146.7256</text:p>
          </table:table-cell>
          <table:table-cell table:style-name="ce2" table:formula="of:=CONCATENATE(;[.A76];[.L76];[.B76];[.L76];[.M76];[.C76];[.M76];[.L76];[.D76];[.L76];[.E76];[.L76];[.F76];[.L76];[.G76];[.L76];[.H76];[.L76];[.I76])" office:value-type="string" office:string-value="0,76,'Cesarão',1,1,0,0,636897.9821,7463146.7256" calcext:value-type="string">
            <text:p>0,76,'Cesarão',1,1,0,0,636897.9821,7463146.725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6];[.J76];[.P76])" office:value-type="string" office:string-value="insert into estacao_brt values(0,76,'Cesarão',1,1,0,0,636897.9821,7463146.7256);" calcext:value-type="string">
            <text:p>insert into estacao_brt values(0,76,'Cesarão',1,1,0,0,636897.9821,7463146.725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sm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970041" calcext:value-type="float">
            <text:p>641970041</text:p>
          </table:table-cell>
          <table:table-cell office:value-type="string" calcext:value-type="string">
            <text:p>7465194.0494</text:p>
          </table:table-cell>
          <table:table-cell table:style-name="ce2" table:formula="of:=CONCATENATE(;[.A77];[.L77];[.B77];[.L77];[.M77];[.C77];[.M77];[.L77];[.D77];[.L77];[.E77];[.L77];[.F77];[.L77];[.G77];[.L77];[.H77];[.L77];[.I77])" office:value-type="string" office:string-value="0,77,'Cosmos',1,1,0,0,641970041,7465194.0494" calcext:value-type="string">
            <text:p>0,77,'Cosmos',1,1,0,0,641970041,7465194.049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7];[.J77];[.P77])" office:value-type="string" office:string-value="insert into estacao_brt values(0,77,'Cosmos',1,1,0,0,641970041,7465194.0494);" calcext:value-type="string">
            <text:p>insert into estacao_brt values(0,77,'Cosmos',1,1,0,0,641970041,7465194.049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canto das Garç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4096.8985</text:p>
          </table:table-cell>
          <table:table-cell office:value-type="string" calcext:value-type="string">
            <text:p>7453408.3407</text:p>
          </table:table-cell>
          <table:table-cell table:style-name="ce2" table:formula="of:=CONCATENATE(;[.A78];[.L78];[.B78];[.L78];[.M78];[.C78];[.M78];[.L78];[.D78];[.L78];[.E78];[.L78];[.F78];[.L78];[.G78];[.L78];[.H78];[.L78];[.I78])" office:value-type="string" office:string-value="0,78,'Recanto das Garças',1,1,0,0,654096.8985,7453408.3407" calcext:value-type="string">
            <text:p>0,78,'Recanto das Garças',1,1,0,0,654096.8985,7453408.340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8];[.J78];[.P78])" office:value-type="string" office:string-value="insert into estacao_brt values(0,78,'Recanto das Garças',1,1,0,0,654096.8985,7453408.3407);" calcext:value-type="string">
            <text:p>insert into estacao_brt values(0,78,'Recanto das Garças',1,1,0,0,654096.8985,7453408.340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m Bos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2836.9668</text:p>
          </table:table-cell>
          <table:table-cell office:value-type="string" calcext:value-type="string">
            <text:p>7453729.2847</text:p>
          </table:table-cell>
          <table:table-cell table:style-name="ce2" table:formula="of:=CONCATENATE(;[.A79];[.L79];[.B79];[.L79];[.M79];[.C79];[.M79];[.L79];[.D79];[.L79];[.E79];[.L79];[.F79];[.L79];[.G79];[.L79];[.H79];[.L79];[.I79])" office:value-type="string" office:string-value="0,79,'Dom Bosco',1,1,0,0,652836.9668,7453729.2847" calcext:value-type="string">
            <text:p>0,79,'Dom Bosco',1,1,0,0,652836.9668,7453729.284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79];[.J79];[.P79])" office:value-type="string" office:string-value="insert into estacao_brt values(0,79,'Dom Bosco',1,1,0,0,652836.9668,7453729.2847);" calcext:value-type="string">
            <text:p>insert into estacao_brt values(0,79,'Dom Bosco',1,1,0,0,652836.9668,7453729.284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T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7781.8001</text:p>
          </table:table-cell>
          <table:table-cell office:value-type="string" calcext:value-type="string">
            <text:p>7455219.5104</text:p>
          </table:table-cell>
          <table:table-cell table:style-name="ce2" table:formula="of:=CONCATENATE(;[.A80];[.L80];[.B80];[.L80];[.M80];[.C80];[.M80];[.L80];[.D80];[.L80];[.E80];[.L80];[.F80];[.L80];[.G80];[.L80];[.H80];[.L80];[.I80])" office:value-type="string" office:string-value="0,80,'CTEx',1,1,0,0,647781.8001,7455219.5104" calcext:value-type="string">
            <text:p>0,80,'CTEx',1,1,0,0,647781.8001,7455219.510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0];[.J80];[.P80])" office:value-type="string" office:string-value="insert into estacao_brt values(0,80,'CTEx',1,1,0,0,647781.8001,7455219.5104);" calcext:value-type="string">
            <text:p>insert into estacao_brt values(0,80,'CTEx',1,1,0,0,647781.8001,7455219.510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mbra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5326.8216</text:p>
          </table:table-cell>
          <table:table-cell office:value-type="string" calcext:value-type="string">
            <text:p>7455873.6957</text:p>
          </table:table-cell>
          <table:table-cell table:style-name="ce2" table:formula="of:=CONCATENATE(;[.A81];[.L81];[.B81];[.L81];[.M81];[.C81];[.M81];[.L81];[.D81];[.L81];[.E81];[.L81];[.F81];[.L81];[.G81];[.L81];[.H81];[.L81];[.I81])" office:value-type="string" office:string-value="0,81,'Embrapa',1,1,0,0,645326.8216,7455873.6957" calcext:value-type="string">
            <text:p>0,81,'Embrapa',1,1,0,0,645326.8216,7455873.695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1];[.J81];[.P81])" office:value-type="string" office:string-value="insert into estacao_brt values(0,81,'Embrapa',1,1,0,0,645326.8216,7455873.6957);" calcext:value-type="string">
            <text:p>insert into estacao_brt values(0,81,'Embrapa',1,1,0,0,645326.8216,7455873.695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rminal Campo Gran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8252.6075</text:p>
          </table:table-cell>
          <table:table-cell office:value-type="string" calcext:value-type="string">
            <text:p>7466671.6633</text:p>
          </table:table-cell>
          <table:table-cell table:style-name="ce2" table:formula="of:=CONCATENATE(;[.A82];[.L82];[.B82];[.L82];[.M82];[.C82];[.M82];[.L82];[.D82];[.L82];[.E82];[.L82];[.F82];[.L82];[.G82];[.L82];[.H82];[.L82];[.I82])" office:value-type="string" office:string-value="0,82,'Terminal Campo Grande',1,1,1,0,648252.6075,7466671.6633" calcext:value-type="string">
            <text:p>0,82,'Terminal Campo Grande',1,1,1,0,648252.6075,7466671.663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2];[.J82];[.P82])" office:value-type="string" office:string-value="insert into estacao_brt values(0,82,'Terminal Campo Grande',1,1,1,0,648252.6075,7466671.6633);" calcext:value-type="string">
            <text:p>insert into estacao_brt values(0,82,'Terminal Campo Grande',1,1,1,0,648252.6075,7466671.663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va Bar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686.9454</text:p>
          </table:table-cell>
          <table:table-cell office:value-type="string" calcext:value-type="string">
            <text:p>745398.1534</text:p>
          </table:table-cell>
          <table:table-cell table:style-name="ce2" table:formula="of:=CONCATENATE(;[.A83];[.L83];[.B83];[.L83];[.M83];[.C83];[.M83];[.L83];[.D83];[.L83];[.E83];[.L83];[.F83];[.L83];[.G83];[.L83];[.H83];[.L83];[.I83])" office:value-type="string" office:string-value="0,83,'Nova Barra',1,1,0,0,656686.9454,745398.1534" calcext:value-type="string">
            <text:p>0,83,'Nova Barra',1,1,0,0,656686.9454,745398.153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3];[.J83];[.P83])" office:value-type="string" office:string-value="insert into estacao_brt values(0,83,'Nova Barra',1,1,0,0,656686.9454,745398.1534);" calcext:value-type="string">
            <text:p>insert into estacao_brt values(0,83,'Nova Barra',1,1,0,0,656686.9454,745398.153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ndas de Varan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8370.15</text:p>
          </table:table-cell>
          <table:table-cell office:value-type="string" calcext:value-type="string">
            <text:p>7461329.0543</text:p>
          </table:table-cell>
          <table:table-cell table:style-name="ce2" table:formula="of:=CONCATENATE(;[.A84];[.L84];[.B84];[.L84];[.M84];[.C84];[.M84];[.L84];[.D84];[.L84];[.E84];[.L84];[.F84];[.L84];[.G84];[.L84];[.H84];[.L84];[.I84])" office:value-type="string" office:string-value="0,84,'Vendas de Varanda',1,1,0,0,638370.15,7461329.0543" calcext:value-type="string">
            <text:p>0,84,'Vendas de Varanda',1,1,0,0,638370.15,7461329.054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4];[.J84];[.P84])" office:value-type="string" office:string-value="insert into estacao_brt values(0,84,'Vendas de Varanda',1,1,0,0,638370.15,7461329.0543);" calcext:value-type="string">
            <text:p>insert into estacao_brt values(0,84,'Vendas de Varanda',1,1,0,0,638370.15,7461329.054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urral Fals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6730.4909</text:p>
          </table:table-cell>
          <table:table-cell office:value-type="string" calcext:value-type="string">
            <text:p>7462930.6497</text:p>
          </table:table-cell>
          <table:table-cell table:style-name="ce2" table:formula="of:=CONCATENATE(;[.A85];[.L85];[.B85];[.L85];[.M85];[.C85];[.M85];[.L85];[.D85];[.L85];[.E85];[.L85];[.F85];[.L85];[.G85];[.L85];[.H85];[.L85];[.I85])" office:value-type="string" office:string-value="0,85,'Curral Falso',1,1,0,0,636730.4909,7462930.6497" calcext:value-type="string">
            <text:p>0,85,'Curral Falso',1,1,0,0,636730.4909,7462930.64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5];[.J85];[.P85])" office:value-type="string" office:string-value="insert into estacao_brt values(0,85,'Curral Falso',1,1,0,0,636730.4909,7462930.6497);" calcext:value-type="string">
            <text:p>insert into estacao_brt values(0,85,'Curral Falso',1,1,0,0,636730.4909,7462930.64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jueir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6064.6766</text:p>
          </table:table-cell>
          <table:table-cell office:value-type="string" calcext:value-type="string">
            <text:p>7463566.9326</text:p>
          </table:table-cell>
          <table:table-cell table:style-name="ce2" table:formula="of:=CONCATENATE(;[.A86];[.L86];[.B86];[.L86];[.M86];[.C86];[.M86];[.L86];[.D86];[.L86];[.E86];[.L86];[.F86];[.L86];[.G86];[.L86];[.H86];[.L86];[.I86])" office:value-type="string" office:string-value="0,86,'Cajueiros',1,1,0,0,636064.6766,7463566.9326" calcext:value-type="string">
            <text:p>0,86,'Cajueiros',1,1,0,0,636064.6766,7463566.932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6];[.J86];[.P86])" office:value-type="string" office:string-value="insert into estacao_brt values(0,86,'Cajueiros',1,1,0,0,636064.6766,7463566.9326);" calcext:value-type="string">
            <text:p>insert into estacao_brt values(0,86,'Cajueiros',1,1,0,0,636064.6766,7463566.932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rminal Jd. Oceâni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3068.8522</text:p>
          </table:table-cell>
          <table:table-cell office:value-type="string" calcext:value-type="string">
            <text:p>7454778.4795</text:p>
          </table:table-cell>
          <table:table-cell table:style-name="ce2" table:formula="of:=CONCATENATE(;[.A87];[.L87];[.B87];[.L87];[.M87];[.C87];[.M87];[.L87];[.D87];[.L87];[.E87];[.L87];[.F87];[.L87];[.G87];[.L87];[.H87];[.L87];[.I87])" office:value-type="string" office:string-value="1,87,'Terminal Jd. Oceânico',1,1,0,0,673068.8522,7454778.4795" calcext:value-type="string">
            <text:p>1,87,'Terminal Jd. Oceânico',1,1,0,0,673068.8522,7454778.479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7];[.J87];[.P87])" office:value-type="string" office:string-value="insert into estacao_brt values(1,87,'Terminal Jd. Oceânico',1,1,0,0,673068.8522,7454778.4795);" calcext:value-type="string">
            <text:p>insert into estacao_brt values(1,87,'Terminal Jd. Oceânico',1,1,0,0,673068.8522,7454778.479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ittá Amér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1889.6407</text:p>
          </table:table-cell>
          <table:table-cell office:value-type="string" calcext:value-type="string">
            <text:p>7455143.5403</text:p>
          </table:table-cell>
          <table:table-cell table:style-name="ce2" table:formula="of:=CONCATENATE(;[.A88];[.L88];[.B88];[.L88];[.M88];[.C88];[.M88];[.L88];[.D88];[.L88];[.E88];[.L88];[.F88];[.L88];[.G88];[.L88];[.H88];[.L88];[.I88])" office:value-type="string" office:string-value="0,88,'Cittá América',1,1,0,0,671889.6407,7455143.5403" calcext:value-type="string">
            <text:p>0,88,'Cittá América',1,1,0,0,671889.6407,7455143.540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8];[.J88];[.P88])" office:value-type="string" office:string-value="insert into estacao_brt values(0,88,'Cittá América',1,1,0,0,671889.6407,7455143.5403);" calcext:value-type="string">
            <text:p>insert into estacao_brt values(0,88,'Cittá América',1,1,0,0,671889.6407,7455143.540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orto dos Cabrit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1289.3165</text:p>
          </table:table-cell>
          <table:table-cell office:value-type="string" calcext:value-type="string">
            <text:p>7455405.8147</text:p>
          </table:table-cell>
          <table:table-cell table:style-name="ce2" table:formula="of:=CONCATENATE(;[.A89];[.L89];[.B89];[.L89];[.M89];[.C89];[.M89];[.L89];[.D89];[.L89];[.E89];[.L89];[.F89];[.L89];[.G89];[.L89];[.H89];[.L89];[.I89])" office:value-type="string" office:string-value="0,89,'Porto dos Cabritos',1,1,0,0,671289.3165,7455405.8147" calcext:value-type="string">
            <text:p>0,89,'Porto dos Cabritos',1,1,0,0,671289.3165,7455405.814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89];[.J89];[.P89])" office:value-type="string" office:string-value="insert into estacao_brt values(0,89,'Porto dos Cabritos',1,1,0,0,671289.3165,7455405.8147);" calcext:value-type="string">
            <text:p>insert into estacao_brt values(0,89,'Porto dos Cabritos',1,1,0,0,671289.3165,7455405.814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eew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0638.4666</text:p>
          </table:table-cell>
          <table:table-cell office:value-type="string" calcext:value-type="string">
            <text:p>7455495.8297</text:p>
          </table:table-cell>
          <table:table-cell table:style-name="ce2" table:formula="of:=CONCATENATE(;[.A90];[.L90];[.B90];[.L90];[.M90];[.C90];[.M90];[.L90];[.D90];[.L90];[.E90];[.L90];[.F90];[.L90];[.G90];[.L90];[.H90];[.L90];[.I90])" office:value-type="string" office:string-value="0,90,'Freeway',1,1,0,0,670638.4666,7455495.8297" calcext:value-type="string">
            <text:p>0,90,'Freeway',1,1,0,0,670638.4666,7455495.82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0];[.J90];[.P90])" office:value-type="string" office:string-value="insert into estacao_brt values(0,90,'Freeway',1,1,0,0,670638.4666,7455495.8297);" calcext:value-type="string">
            <text:p>insert into estacao_brt values(0,90,'Freeway',1,1,0,0,670638.4666,7455495.82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ivie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9982.4992</text:p>
          </table:table-cell>
          <table:table-cell office:value-type="string" calcext:value-type="string">
            <text:p>7455534.7983</text:p>
          </table:table-cell>
          <table:table-cell table:style-name="ce2" table:formula="of:=CONCATENATE(;[.A91];[.L91];[.B91];[.L91];[.M91];[.C91];[.M91];[.L91];[.D91];[.L91];[.E91];[.L91];[.F91];[.L91];[.G91];[.L91];[.H91];[.L91];[.I91])" office:value-type="string" office:string-value="0,91,'Riviera',1,1,0,0,669982.4992,7455534.7983" calcext:value-type="string">
            <text:p>0,91,'Riviera',1,1,0,0,669982.4992,7455534.798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1];[.J91];[.P91])" office:value-type="string" office:string-value="insert into estacao_brt values(0,91,'Riviera',1,1,0,0,669982.4992,7455534.7983);" calcext:value-type="string">
            <text:p>insert into estacao_brt values(0,91,'Riviera',1,1,0,0,669982.4992,7455534.798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icardo Marin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9518.3111</text:p>
          </table:table-cell>
          <table:table-cell office:value-type="string" calcext:value-type="string">
            <text:p>7455550.5184</text:p>
          </table:table-cell>
          <table:table-cell table:style-name="ce2" table:formula="of:=CONCATENATE(;[.A92];[.L92];[.B92];[.L92];[.M92];[.C92];[.M92];[.L92];[.D92];[.L92];[.E92];[.L92];[.F92];[.L92];[.G92];[.L92];[.H92];[.L92];[.I92])" office:value-type="string" office:string-value="0,92,'Ricardo Marinho',1,1,0,0,669518.3111,7455550.5184" calcext:value-type="string">
            <text:p>0,92,'Ricardo Marinho',1,1,0,0,669518.3111,7455550.518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2];[.J92];[.P92])" office:value-type="string" office:string-value="insert into estacao_brt values(0,92,'Ricardo Marinho',1,1,0,0,669518.3111,7455550.5184);" calcext:value-type="string">
            <text:p>insert into estacao_brt values(0,92,'Ricardo Marinho',1,1,0,0,669518.3111,7455550.518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rra Shopp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8060.9803</text:p>
          </table:table-cell>
          <table:table-cell office:value-type="string" calcext:value-type="string">
            <text:p>7455587.6412</text:p>
          </table:table-cell>
          <table:table-cell table:style-name="ce2" table:formula="of:=CONCATENATE(;[.A93];[.L93];[.B93];[.L93];[.M93];[.C93];[.M93];[.L93];[.D93];[.L93];[.E93];[.L93];[.F93];[.L93];[.G93];[.L93];[.H93];[.L93];[.I93])" office:value-type="string" office:string-value="0,93,'Barra Shopping',1,1,0,0,668060.9803,7455587.6412" calcext:value-type="string">
            <text:p>0,93,'Barra Shopping',1,1,0,0,668060.9803,7455587.641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3];[.J93];[.P93])" office:value-type="string" office:string-value="insert into estacao_brt values(0,93,'Barra Shopping',1,1,0,0,668060.9803,7455587.6412);" calcext:value-type="string">
            <text:p>insert into estacao_brt values(0,93,'Barra Shopping',1,1,0,0,668060.9803,7455587.641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osque da Bar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6341.5087</text:p>
          </table:table-cell>
          <table:table-cell office:value-type="string" calcext:value-type="string">
            <text:p>7455570.5399</text:p>
          </table:table-cell>
          <table:table-cell table:style-name="ce2" table:formula="of:=CONCATENATE(;[.A94];[.L94];[.B94];[.L94];[.M94];[.C94];[.M94];[.L94];[.D94];[.L94];[.E94];[.L94];[.F94];[.L94];[.G94];[.L94];[.H94];[.L94];[.I94])" office:value-type="string" office:string-value="0,94,'Bosque da Barra',1,1,0,0,666341.5087,7455570.5399" calcext:value-type="string">
            <text:p>0,94,'Bosque da Barra',1,1,0,0,666341.5087,7455570.539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4];[.J94];[.P94])" office:value-type="string" office:string-value="insert into estacao_brt values(0,94,'Bosque da Barra',1,1,0,0,666341.5087,7455570.5399);" calcext:value-type="string">
            <text:p>insert into estacao_brt values(0,94,'Bosque da Barra',1,1,0,0,666341.5087,7455570.539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vo Lebl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752.0627</text:p>
          </table:table-cell>
          <table:table-cell office:value-type="string" calcext:value-type="string">
            <text:p>7455566.2133</text:p>
          </table:table-cell>
          <table:table-cell table:style-name="ce2" table:formula="of:=CONCATENATE(;[.A95];[.L95];[.B95];[.L95];[.M95];[.C95];[.M95];[.L95];[.D95];[.L95];[.E95];[.L95];[.F95];[.L95];[.G95];[.L95];[.H95];[.L95];[.I95])" office:value-type="string" office:string-value="0,95,'Novo Leblon',1,1,0,0,665752.0627,7455566.2133" calcext:value-type="string">
            <text:p>0,95,'Novo Leblon',1,1,0,0,665752.0627,7455566.213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5];[.J95];[.P95])" office:value-type="string" office:string-value="insert into estacao_brt values(0,95,'Novo Leblon',1,1,0,0,665752.0627,7455566.2133);" calcext:value-type="string">
            <text:p>insert into estacao_brt values(0,95,'Novo Leblon',1,1,0,0,665752.0627,7455566.213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éricas Pa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5076.2154</text:p>
          </table:table-cell>
          <table:table-cell office:value-type="string" calcext:value-type="string">
            <text:p>7455572.6405</text:p>
          </table:table-cell>
          <table:table-cell table:style-name="ce2" table:formula="of:=CONCATENATE(;[.A96];[.L96];[.B96];[.L96];[.M96];[.C96];[.M96];[.L96];[.D96];[.L96];[.E96];[.L96];[.F96];[.L96];[.G96];[.L96];[.H96];[.L96];[.I96])" office:value-type="string" office:string-value="0,96,'Américas Park',1,1,0,0,665076.2154,7455572.6405" calcext:value-type="string">
            <text:p>0,96,'Américas Park',1,1,0,0,665076.2154,7455572.640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6];[.J96];[.P96])" office:value-type="string" office:string-value="insert into estacao_brt values(0,96,'Américas Park',1,1,0,0,665076.2154,7455572.6405);" calcext:value-type="string">
            <text:p>insert into estacao_brt values(0,96,'Américas Park',1,1,0,0,665076.2154,7455572.640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nta Mônica Jardi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184.5856</text:p>
          </table:table-cell>
          <table:table-cell office:value-type="string" calcext:value-type="string">
            <text:p>7455605.0165</text:p>
          </table:table-cell>
          <table:table-cell table:style-name="ce2" table:formula="of:=CONCATENATE(;[.A97];[.L97];[.B97];[.L97];[.M97];[.C97];[.M97];[.L97];[.D97];[.L97];[.E97];[.L97];[.F97];[.L97];[.G97];[.L97];[.H97];[.L97];[.I97])" office:value-type="string" office:string-value="0,97,'Santa Mônica Jardins',1,1,0,0,664184.5856,7455605.0165" calcext:value-type="string">
            <text:p>0,97,'Santa Mônica Jardins',1,1,0,0,664184.5856,7455605.016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7];[.J97];[.P97])" office:value-type="string" office:string-value="insert into estacao_brt values(0,97,'Santa Mônica Jardins',1,1,0,0,664184.5856,7455605.0165);" calcext:value-type="string">
            <text:p>insert into estacao_brt values(0,97,'Santa Mônica Jardins',1,1,0,0,664184.5856,7455605.016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io M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3322.7851</text:p>
          </table:table-cell>
          <table:table-cell office:value-type="string" calcext:value-type="string">
            <text:p>7455644.8619</text:p>
          </table:table-cell>
          <table:table-cell table:style-name="ce2" table:formula="of:=CONCATENATE(;[.A98];[.L98];[.B98];[.L98];[.M98];[.C98];[.M98];[.L98];[.D98];[.L98];[.E98];[.L98];[.F98];[.L98];[.G98];[.L98];[.H98];[.L98];[.I98])" office:value-type="string" office:string-value="0,98,'Rio Mar',1,1,0,0,663322.7851,7455644.8619" calcext:value-type="string">
            <text:p>0,98,'Rio Mar',1,1,0,0,663322.7851,7455644.861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8];[.J98];[.P98])" office:value-type="string" office:string-value="insert into estacao_brt values(0,98,'Rio Mar',1,1,0,0,663322.7851,7455644.8619);" calcext:value-type="string">
            <text:p>insert into estacao_brt values(0,98,'Rio Mar',1,1,0,0,663322.7851,7455644.861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terlag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2238.4136</text:p>
          </table:table-cell>
          <table:table-cell office:value-type="string" calcext:value-type="string">
            <text:p>7455553.2912</text:p>
          </table:table-cell>
          <table:table-cell table:style-name="ce2" table:formula="of:=CONCATENATE(;[.A99];[.L99];[.B99];[.L99];[.M99];[.C99];[.M99];[.L99];[.D99];[.L99];[.E99];[.L99];[.F99];[.L99];[.G99];[.L99];[.H99];[.L99];[.I99])" office:value-type="string" office:string-value="0,99,'Interlagos',1,1,0,0,662238.4136,7455553.2912" calcext:value-type="string">
            <text:p>0,99,'Interlagos',1,1,0,0,662238.4136,7455553.291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99];[.J99];[.P99])" office:value-type="string" office:string-value="insert into estacao_brt values(0,99,'Interlagos',1,1,0,0,662238.4136,7455553.2912);" calcext:value-type="string">
            <text:p>insert into estacao_brt values(0,99,'Interlagos',1,1,0,0,662238.4136,7455553.291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dra de Itaú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1562.4112</text:p>
          </table:table-cell>
          <table:table-cell office:value-type="string" calcext:value-type="string">
            <text:p>7455334.9587</text:p>
          </table:table-cell>
          <table:table-cell table:style-name="ce2" table:formula="of:=CONCATENATE(;[.A100];[.L100];[.B100];[.L100];[.M100];[.C100];[.M100];[.L100];[.D100];[.L100];[.E100];[.L100];[.F100];[.L100];[.G100];[.L100];[.H100];[.L100];[.I100])" office:value-type="string" office:string-value="0,100,'Pedra de Itaúna',1,1,0,0,661562.4112,7455334.9587" calcext:value-type="string">
            <text:p>0,100,'Pedra de Itaúna',1,1,0,0,661562.4112,7455334.958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0];[.J100];[.P100])" office:value-type="string" office:string-value="insert into estacao_brt values(0,100,'Pedra de Itaúna',1,1,0,0,661562.4112,7455334.9587);" calcext:value-type="string">
            <text:p>insert into estacao_brt values(0,100,'Pedra de Itaúna',1,1,0,0,661562.4112,7455334.958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ntões/Barras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0748.8158</text:p>
          </table:table-cell>
          <table:table-cell office:value-type="string" calcext:value-type="string">
            <text:p>7455058.1378</text:p>
          </table:table-cell>
          <table:table-cell table:style-name="ce2" table:formula="of:=CONCATENATE(;[.A101];[.L101];[.B101];[.L101];[.M101];[.C101];[.M101];[.L101];[.D101];[.L101];[.E101];[.L101];[.F101];[.L101];[.G101];[.L101];[.H101];[.L101];[.I101])" office:value-type="string" office:string-value="0,101,'Pontões/Barrasul',1,1,0,0,660748.8158,7455058.1378" calcext:value-type="string">
            <text:p>0,101,'Pontões/Barrasul',1,1,0,0,660748.8158,7455058.137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1];[.J101];[.P101])" office:value-type="string" office:string-value="insert into estacao_brt values(0,101,'Pontões/Barrasul',1,1,0,0,660748.8158,7455058.1378);" calcext:value-type="string">
            <text:p>insert into estacao_brt values(0,101,'Pontões/Barrasul',1,1,0,0,660748.8158,7455058.137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lvador Allen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9643.7292</text:p>
          </table:table-cell>
          <table:table-cell office:value-type="string" calcext:value-type="string">
            <text:p>7454761.1583</text:p>
          </table:table-cell>
          <table:table-cell table:style-name="ce2" table:formula="of:=CONCATENATE(;[.A102];[.L102];[.B102];[.L102];[.M102];[.C102];[.M102];[.L102];[.D102];[.L102];[.E102];[.L102];[.F102];[.L102];[.G102];[.L102];[.H102];[.L102];[.I102])" office:value-type="string" office:string-value="0,102,'Salvador Allende',1,1,0,0,659643.7292,7454761.1583" calcext:value-type="string">
            <text:p>0,102,'Salvador Allende',1,1,0,0,659643.7292,7454761.158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2];[.J102];[.P102])" office:value-type="string" office:string-value="insert into estacao_brt values(0,102,'Salvador Allende',1,1,0,0,659643.7292,7454761.1583);" calcext:value-type="string">
            <text:p>insert into estacao_brt values(0,102,'Salvador Allende',1,1,0,0,659643.7292,7454761.158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elson Fonse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9031.5398</text:p>
          </table:table-cell>
          <table:table-cell office:value-type="string" calcext:value-type="string">
            <text:p>7454602.0193</text:p>
          </table:table-cell>
          <table:table-cell table:style-name="ce2" table:formula="of:=CONCATENATE(;[.A103];[.L103];[.B103];[.L103];[.M103];[.C103];[.M103];[.L103];[.D103];[.L103];[.E103];[.L103];[.F103];[.L103];[.G103];[.L103];[.H103];[.L103];[.I103])" office:value-type="string" office:string-value="0,103,'Gelson Fonseca',1,1,0,0,659031.5398,7454602.0193" calcext:value-type="string">
            <text:p>0,103,'Gelson Fonseca',1,1,0,0,659031.5398,7454602.019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3];[.J103];[.P103])" office:value-type="string" office:string-value="insert into estacao_brt values(0,103,'Gelson Fonseca',1,1,0,0,659031.5398,7454602.0193);" calcext:value-type="string">
            <text:p>insert into estacao_brt values(0,103,'Gelson Fonseca',1,1,0,0,659031.5398,7454602.019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uign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8619.2781</text:p>
          </table:table-cell>
          <table:table-cell office:value-type="string" calcext:value-type="string">
            <text:p>7454495.6601</text:p>
          </table:table-cell>
          <table:table-cell table:style-name="ce2" table:formula="of:=CONCATENATE(;[.A104];[.L104];[.B104];[.L104];[.M104];[.C104];[.M104];[.L104];[.D104];[.L104];[.E104];[.L104];[.F104];[.L104];[.G104];[.L104];[.H104];[.L104];[.I104])" office:value-type="string" office:string-value="0,104,'Guignard',1,1,0,0,658619.2781,7454495.6601" calcext:value-type="string">
            <text:p>0,104,'Guignard',1,1,0,0,658619.2781,7454495.660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4];[.J104];[.P104])" office:value-type="string" office:string-value="insert into estacao_brt values(0,104,'Guignard',1,1,0,0,658619.2781,7454495.6601);" calcext:value-type="string">
            <text:p>insert into estacao_brt values(0,104,'Guignard',1,1,0,0,658619.2781,7454495.660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áucio G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7971.6558</text:p>
          </table:table-cell>
          <table:table-cell office:value-type="string" calcext:value-type="string">
            <text:p>7454319.7988</text:p>
          </table:table-cell>
          <table:table-cell table:style-name="ce2" table:formula="of:=CONCATENATE(;[.A105];[.L105];[.B105];[.L105];[.M105];[.C105];[.M105];[.L105];[.D105];[.L105];[.E105];[.L105];[.F105];[.L105];[.G105];[.L105];[.H105];[.L105];[.I105])" office:value-type="string" office:string-value="0,105,'Gláucio Gil',1,1,0,0,657971.6558,7454319.7988" calcext:value-type="string">
            <text:p>0,105,'Gláucio Gil',1,1,0,0,657971.6558,7454319.798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5];[.J105];[.P105])" office:value-type="string" office:string-value="insert into estacao_brt values(0,105,'Gláucio Gil',1,1,0,0,657971.6558,7454319.7988);" calcext:value-type="string">
            <text:p>insert into estacao_brt values(0,105,'Gláucio Gil',1,1,0,0,657971.6558,7454319.798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nvindo de Nova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7177.8991</text:p>
          </table:table-cell>
          <table:table-cell office:value-type="string" calcext:value-type="string">
            <text:p>7454112.5103</text:p>
          </table:table-cell>
          <table:table-cell table:style-name="ce2" table:formula="of:=CONCATENATE(;[.A106];[.L106];[.B106];[.L106];[.M106];[.C106];[.M106];[.L106];[.D106];[.L106];[.E106];[.L106];[.F106];[.L106];[.G106];[.L106];[.H106];[.L106];[.I106])" office:value-type="string" office:string-value="0,106,'Benvindo de Novaes',1,1,0,0,657177.8991,7454112.5103" calcext:value-type="string">
            <text:p>0,106,'Benvindo de Novaes',1,1,0,0,657177.8991,7454112.510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6];[.J106];[.P106])" office:value-type="string" office:string-value="insert into estacao_brt values(0,106,'Benvindo de Novaes',1,1,0,0,657177.8991,7454112.5103);" calcext:value-type="string">
            <text:p>insert into estacao_brt values(0,106,'Benvindo de Novaes',1,1,0,0,657177.8991,7454112.510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lka Macha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110.2474</text:p>
          </table:table-cell>
          <table:table-cell office:value-type="string" calcext:value-type="string">
            <text:p>7453827.0712</text:p>
          </table:table-cell>
          <table:table-cell table:style-name="ce2" table:formula="of:=CONCATENATE(;[.A107];[.L107];[.B107];[.L107];[.M107];[.C107];[.M107];[.L107];[.D107];[.L107];[.E107];[.L107];[.F107];[.L107];[.G107];[.L107];[.H107];[.L107];[.I107])" office:value-type="string" office:string-value="0,107,'Gilka Machado',1,1,0,0,656110.2474,7453827.0712" calcext:value-type="string">
            <text:p>0,107,'Gilka Machado',1,1,0,0,656110.2474,7453827.071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7];[.J107];[.P107])" office:value-type="string" office:string-value="insert into estacao_brt values(0,107,'Gilka Machado',1,1,0,0,656110.2474,7453827.0712);" calcext:value-type="string">
            <text:p>insert into estacao_brt values(0,107,'Gilka Machado',1,1,0,0,656110.2474,7453827.071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uiomar Nov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5541.2472</text:p>
          </table:table-cell>
          <table:table-cell office:value-type="string" calcext:value-type="string">
            <text:p>745368.0004</text:p>
          </table:table-cell>
          <table:table-cell table:style-name="ce2" table:formula="of:=CONCATENATE(;[.A108];[.L108];[.B108];[.L108];[.M108];[.C108];[.M108];[.L108];[.D108];[.L108];[.E108];[.L108];[.F108];[.L108];[.G108];[.L108];[.H108];[.L108];[.I108])" office:value-type="string" office:string-value="0,108,'Guiomar Novais',1,1,0,0,655541.2472,745368.0004" calcext:value-type="string">
            <text:p>0,108,'Guiomar Novais',1,1,0,0,655541.2472,745368.000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8];[.J108];[.P108])" office:value-type="string" office:string-value="insert into estacao_brt values(0,108,'Guiomar Novais',1,1,0,0,655541.2472,745368.0004);" calcext:value-type="string">
            <text:p>insert into estacao_brt values(0,108,'Guiomar Novais',1,1,0,0,655541.2472,745368.000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creio Shopping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5060.4679</text:p>
          </table:table-cell>
          <table:table-cell office:value-type="string" calcext:value-type="string">
            <text:p>745355.1521</text:p>
          </table:table-cell>
          <table:table-cell table:style-name="ce2" table:formula="of:=CONCATENATE(;[.A109];[.L109];[.B109];[.L109];[.M109];[.C109];[.M109];[.L109];[.D109];[.L109];[.E109];[.L109];[.F109];[.L109];[.G109];[.L109];[.H109];[.L109];[.I109])" office:value-type="string" office:string-value="0,109,'Recreio Shopping ',1,1,0,0,655060.4679,745355.1521" calcext:value-type="string">
            <text:p>0,109,'Recreio Shopping ',1,1,0,0,655060.4679,745355.152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09];[.J109];[.P109])" office:value-type="string" office:string-value="insert into estacao_brt values(0,109,'Recreio Shopping ',1,1,0,0,655060.4679,745355.1521);" calcext:value-type="string">
            <text:p>insert into estacao_brt values(0,109,'Recreio Shopping ',1,1,0,0,655060.4679,745355.152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tre D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727.9158</text:p>
          </table:table-cell>
          <table:table-cell office:value-type="string" calcext:value-type="string">
            <text:p>7453457.8898</text:p>
          </table:table-cell>
          <table:table-cell table:style-name="ce2" table:formula="of:=CONCATENATE(;[.A110];[.L110];[.B110];[.L110];[.M110];[.C110];[.M110];[.L110];[.D110];[.L110];[.E110];[.L110];[.F110];[.L110];[.G110];[.L110];[.H110];[.L110];[.I110])" office:value-type="string" office:string-value="0,110,'Notre Dame',1,1,0,0,653727.9158,7453457.8898" calcext:value-type="string">
            <text:p>0,110,'Notre Dame',1,1,0,0,653727.9158,7453457.889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0];[.J110];[.P110])" office:value-type="string" office:string-value="insert into estacao_brt values(0,110,'Notre Dame',1,1,0,0,653727.9158,7453457.8898);" calcext:value-type="string">
            <text:p>insert into estacao_brt values(0,110,'Notre Dame',1,1,0,0,653727.9158,7453457.889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n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2118.4719</text:p>
          </table:table-cell>
          <table:table-cell office:value-type="string" calcext:value-type="string">
            <text:p>7453953.3278</text:p>
          </table:table-cell>
          <table:table-cell table:style-name="ce2" table:formula="of:=CONCATENATE(;[.A111];[.L111];[.B111];[.L111];[.M111];[.C111];[.M111];[.L111];[.D111];[.L111];[.E111];[.L111];[.F111];[.L111];[.G111];[.L111];[.H111];[.L111];[.I111])" office:value-type="string" office:string-value="0,111,'Pontal',1,1,0,0,652118.4719,7453953.3278" calcext:value-type="string">
            <text:p>0,111,'Pontal',1,1,0,0,652118.4719,7453953.327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1];[.J111];[.P111])" office:value-type="string" office:string-value="insert into estacao_brt values(0,111,'Pontal',1,1,0,0,652118.4719,7453953.3278);" calcext:value-type="string">
            <text:p>insert into estacao_brt values(0,111,'Pontal',1,1,0,0,652118.4719,7453953.327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lha de Guarati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9680.9819</text:p>
          </table:table-cell>
          <table:table-cell office:value-type="string" calcext:value-type="string">
            <text:p>7454736.7711</text:p>
          </table:table-cell>
          <table:table-cell table:style-name="ce2" table:formula="of:=CONCATENATE(;[.A112];[.L112];[.B112];[.L112];[.M112];[.C112];[.M112];[.L112];[.D112];[.L112];[.E112];[.L112];[.F112];[.L112];[.G112];[.L112];[.H112];[.L112];[.I112])" office:value-type="string" office:string-value="0,112,'Ilha de Guaratiba',1,1,0,0,649680.9819,7454736.7711" calcext:value-type="string">
            <text:p>0,112,'Ilha de Guaratiba',1,1,0,0,649680.9819,7454736.771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2];[.J112];[.P112])" office:value-type="string" office:string-value="insert into estacao_brt values(0,112,'Ilha de Guaratiba',1,1,0,0,649680.9819,7454736.7711);" calcext:value-type="string">
            <text:p>insert into estacao_brt values(0,112,'Ilha de Guaratiba',1,1,0,0,649680.9819,7454736.771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to Al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3868.3822</text:p>
          </table:table-cell>
          <table:table-cell office:value-type="string" calcext:value-type="string">
            <text:p>7456519.7944</text:p>
          </table:table-cell>
          <table:table-cell table:style-name="ce2" table:formula="of:=CONCATENATE(;[.A113];[.L113];[.B113];[.L113];[.M113];[.C113];[.M113];[.L113];[.D113];[.L113];[.E113];[.L113];[.F113];[.L113];[.G113];[.L113];[.H113];[.L113];[.I113])" office:value-type="string" office:string-value="0,113,'Mato Alto',1,1,0,0,643868.3822,7456519.7944" calcext:value-type="string">
            <text:p>0,113,'Mato Alto',1,1,0,0,643868.3822,7456519.794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3];[.J113];[.P113])" office:value-type="string" office:string-value="insert into estacao_brt values(0,113,'Mato Alto',1,1,0,0,643868.3822,7456519.7944);" calcext:value-type="string">
            <text:p>insert into estacao_brt values(0,113,'Mato Alto',1,1,0,0,643868.3822,7456519.794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garç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1302.2234</text:p>
          </table:table-cell>
          <table:table-cell office:value-type="string" calcext:value-type="string">
            <text:p>745933.4162</text:p>
          </table:table-cell>
          <table:table-cell table:style-name="ce2" table:formula="of:=CONCATENATE(;[.A114];[.L114];[.B114];[.L114];[.M114];[.C114];[.M114];[.L114];[.D114];[.L114];[.E114];[.L114];[.F114];[.L114];[.G114];[.L114];[.H114];[.L114];[.I114])" office:value-type="string" office:string-value="0,114,'Magarça',1,1,0,0,641302.2234,745933.4162" calcext:value-type="string">
            <text:p>0,114,'Magarça',1,1,0,0,641302.2234,745933.416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4];[.J114];[.P114])" office:value-type="string" office:string-value="insert into estacao_brt values(0,114,'Magarça',1,1,0,0,641302.2234,745933.4162);" calcext:value-type="string">
            <text:p>insert into estacao_brt values(0,114,'Magarça',1,1,0,0,641302.2234,745933.416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ingo DÁg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8715.5649</text:p>
          </table:table-cell>
          <table:table-cell office:value-type="string" calcext:value-type="string">
            <text:p>7459777.6324</text:p>
          </table:table-cell>
          <table:table-cell table:style-name="ce2" table:formula="of:=CONCATENATE(;[.A115];[.L115];[.B115];[.L115];[.M115];[.C115];[.M115];[.L115];[.D115];[.L115];[.E115];[.L115];[.F115];[.L115];[.G115];[.L115];[.H115];[.L115];[.I115])" office:value-type="string" office:string-value="0,115,'Pingo DÁgua',1,1,0,0,638715.5649,7459777.6324" calcext:value-type="string">
            <text:p>0,115,'Pingo DÁgua',1,1,0,0,638715.5649,7459777.632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5];[.J115];[.P115])" office:value-type="string" office:string-value="insert into estacao_brt values(0,115,'Pingo DÁgua',1,1,0,0,638715.5649,7459777.6324);" calcext:value-type="string">
            <text:p>insert into estacao_brt values(0,115,'Pingo DÁgua',1,1,0,0,638715.5649,7459777.632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neral Olímp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5441.9484</text:p>
          </table:table-cell>
          <table:table-cell office:value-type="string" calcext:value-type="string">
            <text:p>7464526.4505</text:p>
          </table:table-cell>
          <table:table-cell table:style-name="ce2" table:formula="of:=CONCATENATE(;[.A116];[.L116];[.B116];[.L116];[.M116];[.C116];[.M116];[.L116];[.D116];[.L116];[.E116];[.L116];[.F116];[.L116];[.G116];[.L116];[.H116];[.L116];[.I116])" office:value-type="string" office:string-value="0,116,'General Olímpo',1,1,0,0,635441.9484,7464526.4505" calcext:value-type="string">
            <text:p>0,116,'General Olímpo',1,1,0,0,635441.9484,7464526.450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6];[.J116];[.P116])" office:value-type="string" office:string-value="insert into estacao_brt values(0,116,'General Olímpo',1,1,0,0,635441.9484,7464526.4505);" calcext:value-type="string">
            <text:p>insert into estacao_brt values(0,116,'General Olímpo',1,1,0,0,635441.9484,7464526.450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rminal Deodo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5843.4234</text:p>
          </table:table-cell>
          <table:table-cell office:value-type="string" calcext:value-type="string">
            <text:p>747178.7908</text:p>
          </table:table-cell>
          <table:table-cell table:style-name="ce2" table:formula="of:=CONCATENATE(;[.A117];[.L117];[.B117];[.L117];[.M117];[.C117];[.M117];[.L117];[.D117];[.L117];[.E117];[.L117];[.F117];[.L117];[.G117];[.L117];[.H117];[.L117];[.I117])" office:value-type="string" office:string-value="0,117,'Terminal Deodoro',1,1,1,0,665843.4234,747178.7908" calcext:value-type="string">
            <text:p>0,117,'Terminal Deodoro',1,1,1,0,665843.4234,747178.790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7];[.J117];[.P117])" office:value-type="string" office:string-value="insert into estacao_brt values(0,117,'Terminal Deodoro',1,1,1,0,665843.4234,747178.7908);" calcext:value-type="string">
            <text:p>insert into estacao_brt values(0,117,'Terminal Deodoro',1,1,1,0,665843.4234,747178.790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arrefo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6558.5458</text:p>
          </table:table-cell>
          <table:table-cell office:value-type="string" calcext:value-type="string">
            <text:p>7472762.9123</text:p>
          </table:table-cell>
          <table:table-cell table:style-name="ce2" table:formula="of:=CONCATENATE(;[.A118];[.L118];[.B118];[.L118];[.M118];[.C118];[.M118];[.L118];[.D118];[.L118];[.E118];[.L118];[.F118];[.L118];[.G118];[.L118];[.H118];[.L118];[.I118])" office:value-type="string" office:string-value="null,118,'Carrefour',0,0,null,0,666558.5458,7472762.9123" calcext:value-type="string">
            <text:p>null,118,'Carrefour',0,0,null,0,666558.5458,7472762.912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8];[.J118];[.P118])" office:value-type="string" office:string-value="insert into estacao_brt values(null,118,'Carrefour',0,0,null,0,666558.5458,7472762.9123);" calcext:value-type="string">
            <text:p>insert into estacao_brt values(null,118,'Carrefour',0,0,null,0,666558.5458,7472762.912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rros Fil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7436.8306</text:p>
          </table:table-cell>
          <table:table-cell office:value-type="string" calcext:value-type="string">
            <text:p>7473337.1264</text:p>
          </table:table-cell>
          <table:table-cell table:style-name="ce2" table:formula="of:=CONCATENATE(;[.A119];[.L119];[.B119];[.L119];[.M119];[.C119];[.M119];[.L119];[.D119];[.L119];[.E119];[.L119];[.F119];[.L119];[.G119];[.L119];[.H119];[.L119];[.I119])" office:value-type="string" office:string-value="null,119,'Barros Filho',0,0,null,0,667436.8306,7473337.1264" calcext:value-type="string">
            <text:p>null,119,'Barros Filho',0,0,null,0,667436.8306,7473337.126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19];[.J119];[.P119])" office:value-type="string" office:string-value="insert into estacao_brt values(null,119,'Barros Filho',0,0,null,0,667436.8306,7473337.1264);" calcext:value-type="string">
            <text:p>insert into estacao_brt values(null,119,'Barros Filho',0,0,null,0,667436.8306,7473337.126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elho Ne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9277.6591</text:p>
          </table:table-cell>
          <table:table-cell office:value-type="string" calcext:value-type="string">
            <text:p>7474284.4756</text:p>
          </table:table-cell>
          <table:table-cell table:style-name="ce2" table:formula="of:=CONCATENATE(;[.A120];[.L120];[.B120];[.L120];[.M120];[.C120];[.M120];[.L120];[.D120];[.L120];[.E120];[.L120];[.F120];[.L120];[.G120];[.L120];[.H120];[.L120];[.I120])" office:value-type="string" office:string-value="null,120,'Coelho Neto',0,0,null,0,669277.6591,7474284.4756" calcext:value-type="string">
            <text:p>null,120,'Coelho Neto',0,0,null,0,669277.6591,7474284.475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0];[.J120];[.P120])" office:value-type="string" office:string-value="insert into estacao_brt values(null,120,'Coelho Neto',0,0,null,0,669277.6591,7474284.4756);" calcext:value-type="string">
            <text:p>insert into estacao_brt values(null,120,'Coelho Neto',0,0,null,0,669277.6591,7474284.475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rajá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1617.1874</text:p>
          </table:table-cell>
          <table:table-cell office:value-type="string" calcext:value-type="string">
            <text:p>7475162.2992</text:p>
          </table:table-cell>
          <table:table-cell table:style-name="ce2" table:formula="of:=CONCATENATE(;[.A121];[.L121];[.B121];[.L121];[.M121];[.C121];[.M121];[.L121];[.D121];[.L121];[.E121];[.L121];[.F121];[.L121];[.G121];[.L121];[.H121];[.L121];[.I121])" office:value-type="string" office:string-value="null,121,'Irajá',0,0,null,0,671617.1874,7475162.2992" calcext:value-type="string">
            <text:p>null,121,'Irajá',0,0,null,0,671617.1874,7475162.299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1];[.J121];[.P121])" office:value-type="string" office:string-value="insert into estacao_brt values(null,121,'Irajá',0,0,null,0,671617.1874,7475162.2992);" calcext:value-type="string">
            <text:p>insert into estacao_brt values(null,121,'Irajá',0,0,null,0,671617.1874,7475162.299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rreia Andr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3650.1937</text:p>
          </table:table-cell>
          <table:table-cell office:value-type="string" calcext:value-type="string">
            <text:p>7475658.3968</text:p>
          </table:table-cell>
          <table:table-cell table:style-name="ce2" table:formula="of:=CONCATENATE(;[.A122];[.L122];[.B122];[.L122];[.M122];[.C122];[.M122];[.L122];[.D122];[.L122];[.E122];[.L122];[.F122];[.L122];[.G122];[.L122];[.H122];[.L122];[.I122])" office:value-type="string" office:string-value="null,122,'Correia Andrade',0,0,null,0,673650.1937,7475658.3968" calcext:value-type="string">
            <text:p>null,122,'Correia Andrade',0,0,null,0,673650.1937,7475658.396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2];[.J122];[.P122])" office:value-type="string" office:string-value="insert into estacao_brt values(null,122,'Correia Andrade',0,0,null,0,673650.1937,7475658.3968);" calcext:value-type="string">
            <text:p>insert into estacao_brt values(null,122,'Correia Andrade',0,0,null,0,673650.1937,7475658.396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nto Ch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5299.3735</text:p>
          </table:table-cell>
          <table:table-cell office:value-type="string" calcext:value-type="string">
            <text:p>7476000.6733</text:p>
          </table:table-cell>
          <table:table-cell table:style-name="ce2" table:formula="of:=CONCATENATE(;[.A123];[.L123];[.B123];[.L123];[.M123];[.C123];[.M123];[.L123];[.D123];[.L123];[.E123];[.L123];[.F123];[.L123];[.G123];[.L123];[.H123];[.L123];[.I123])" office:value-type="string" office:string-value="null,123,'Ponto Chique',0,0,null,0,675299.3735,7476000.6733" calcext:value-type="string">
            <text:p>null,123,'Ponto Chique',0,0,null,0,675299.3735,7476000.673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3];[.J123];[.P123])" office:value-type="string" office:string-value="insert into estacao_brt values(null,123,'Ponto Chique',0,0,null,0,675299.3735,7476000.6733);" calcext:value-type="string">
            <text:p>insert into estacao_brt values(null,123,'Ponto Chique',0,0,null,0,675299.3735,7476000.673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rminal Margarid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2129.0956</text:p>
          </table:table-cell>
          <table:table-cell office:value-type="string" calcext:value-type="string">
            <text:p>7475458.0375</text:p>
          </table:table-cell>
          <table:table-cell table:style-name="ce2" table:formula="of:=CONCATENATE(;[.A124];[.L124];[.B124];[.L124];[.M124];[.C124];[.M124];[.L124];[.D124];[.L124];[.E124];[.L124];[.F124];[.L124];[.G124];[.L124];[.H124];[.L124];[.I124])" office:value-type="string" office:string-value="null,124,'Terminal Margaridas',0,0,null,0,672129.0956,7475458.0375" calcext:value-type="string">
            <text:p>null,124,'Terminal Margaridas',0,0,null,0,672129.0956,7475458.037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4];[.J124];[.P124])" office:value-type="string" office:string-value="insert into estacao_brt values(null,124,'Terminal Margaridas',0,0,null,0,672129.0956,7475458.0375);" calcext:value-type="string">
            <text:p>insert into estacao_brt values(null,124,'Terminal Margaridas',0,0,null,0,672129.0956,7475458.037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rminal Missõ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5515.4976</text:p>
          </table:table-cell>
          <table:table-cell office:value-type="string" calcext:value-type="string">
            <text:p>7476115.9835</text:p>
          </table:table-cell>
          <table:table-cell table:style-name="ce2" table:formula="of:=CONCATENATE(;[.A125];[.L125];[.B125];[.L125];[.M125];[.C125];[.M125];[.L125];[.D125];[.L125];[.E125];[.L125];[.F125];[.L125];[.G125];[.L125];[.H125];[.L125];[.I125])" office:value-type="string" office:string-value="null,125,'Terminal Missões',0,0,null,0,675515.4976,7476115.9835" calcext:value-type="string">
            <text:p>null,125,'Terminal Missões',0,0,null,0,675515.4976,7476115.983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5];[.J125];[.P125])" office:value-type="string" office:string-value="insert into estacao_brt values(null,125,'Terminal Missões',0,0,null,0,675515.4976,7476115.9835);" calcext:value-type="string">
            <text:p>insert into estacao_brt values(null,125,'Terminal Missões',0,0,null,0,675515.4976,7476115.983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rás de P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6152.2776</text:p>
          </table:table-cell>
          <table:table-cell office:value-type="string" calcext:value-type="string">
            <text:p>7475477.6188</text:p>
          </table:table-cell>
          <table:table-cell table:style-name="ce2" table:formula="of:=CONCATENATE(;[.A126];[.L126];[.B126];[.L126];[.M126];[.C126];[.M126];[.L126];[.D126];[.L126];[.E126];[.L126];[.F126];[.L126];[.G126];[.L126];[.H126];[.L126];[.I126])" office:value-type="string" office:string-value="null,126,'Brás de Pina',0,0,null,0,676152.2776,7475477.6188" calcext:value-type="string">
            <text:p>null,126,'Brás de Pina',0,0,null,0,676152.2776,7475477.618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6];[.J126];[.P126])" office:value-type="string" office:string-value="insert into estacao_brt values(null,126,'Brás de Pina',0,0,null,0,676152.2776,7475477.6188);" calcext:value-type="string">
            <text:p>insert into estacao_brt values(null,126,'Brás de Pina',0,0,null,0,676152.2776,7475477.618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rinha do Bras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7394.4266</text:p>
          </table:table-cell>
          <table:table-cell office:value-type="string" calcext:value-type="string">
            <text:p>7474403.9889</text:p>
          </table:table-cell>
          <table:table-cell table:style-name="ce2" table:formula="of:=CONCATENATE(;[.A127];[.L127];[.B127];[.L127];[.M127];[.C127];[.M127];[.L127];[.D127];[.L127];[.E127];[.L127];[.F127];[.L127];[.G127];[.L127];[.H127];[.L127];[.I127])" office:value-type="string" office:string-value="null,127,'Marinha do Brasil',0,0,null,0,677394.4266,7474403.9889" calcext:value-type="string">
            <text:p>null,127,'Marinha do Brasil',0,0,null,0,677394.4266,7474403.988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7];[.J127];[.P127])" office:value-type="string" office:string-value="insert into estacao_brt values(null,127,'Marinha do Brasil',0,0,null,0,677394.4266,7474403.9889);" calcext:value-type="string">
            <text:p>insert into estacao_brt values(null,127,'Marinha do Brasil',0,0,null,0,677394.4266,7474403.988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inha Merca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8789.9309</text:p>
          </table:table-cell>
          <table:table-cell office:value-type="string" calcext:value-type="string">
            <text:p>747352.1051</text:p>
          </table:table-cell>
          <table:table-cell table:style-name="ce2" table:formula="of:=CONCATENATE(;[.A128];[.L128];[.B128];[.L128];[.M128];[.C128];[.M128];[.L128];[.D128];[.L128];[.E128];[.L128];[.F128];[.L128];[.G128];[.L128];[.H128];[.L128];[.I128])" office:value-type="string" office:string-value="null,128,'Marinha Mercante',0,0,null,0,678789.9309,747352.1051" calcext:value-type="string">
            <text:p>null,128,'Marinha Mercante',0,0,null,0,678789.9309,747352.105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8];[.J128];[.P128])" office:value-type="string" office:string-value="insert into estacao_brt values(null,128,'Marinha Mercante',0,0,null,0,678789.9309,747352.1051);" calcext:value-type="string">
            <text:p>insert into estacao_brt values(null,128,'Marinha Mercante',0,0,null,0,678789.9309,747352.105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iscinão de Ram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79508147" calcext:value-type="float">
            <text:p>679508147</text:p>
          </table:table-cell>
          <table:table-cell office:value-type="string" calcext:value-type="string">
            <text:p>7472846.4986</text:p>
          </table:table-cell>
          <table:table-cell table:style-name="ce2" table:formula="of:=CONCATENATE(;[.A129];[.L129];[.B129];[.L129];[.M129];[.C129];[.M129];[.L129];[.D129];[.L129];[.E129];[.L129];[.F129];[.L129];[.G129];[.L129];[.H129];[.L129];[.I129])" office:value-type="string" office:string-value="null,129,'Piscinão de Ramos',0,0,null,0,679508147,7472846.4986" calcext:value-type="string">
            <text:p>null,129,'Piscinão de Ramos',0,0,null,0,679508147,7472846.498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29];[.J129];[.P129])" office:value-type="string" office:string-value="insert into estacao_brt values(null,129,'Piscinão de Ramos',0,0,null,0,679508147,7472846.4986);" calcext:value-type="string">
            <text:p>insert into estacao_brt values(null,129,'Piscinão de Ramos',0,0,null,0,679508147,7472846.498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bens V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9842.4079</text:p>
          </table:table-cell>
          <table:table-cell office:value-type="string" calcext:value-type="string">
            <text:p>747171.9637</text:p>
          </table:table-cell>
          <table:table-cell table:style-name="ce2" table:formula="of:=CONCATENATE(;[.A130];[.L130];[.B130];[.L130];[.M130];[.C130];[.M130];[.L130];[.D130];[.L130];[.E130];[.L130];[.F130];[.L130];[.G130];[.L130];[.H130];[.L130];[.I130])" office:value-type="string" office:string-value="null,130,'Rubens Vaz',0,0,null,0,679842.4079,747171.9637" calcext:value-type="string">
            <text:p>null,130,'Rubens Vaz',0,0,null,0,679842.4079,747171.963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0];[.J130];[.P130])" office:value-type="string" office:string-value="insert into estacao_brt values(null,130,'Rubens Vaz',0,0,null,0,679842.4079,747171.9637);" calcext:value-type="string">
            <text:p>insert into estacao_brt values(null,130,'Rubens Vaz',0,0,null,0,679842.4079,747171.963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va Holan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79813587" calcext:value-type="float">
            <text:p>679813587</text:p>
          </table:table-cell>
          <table:table-cell office:value-type="string" calcext:value-type="string">
            <text:p>7470847.0187</text:p>
          </table:table-cell>
          <table:table-cell table:style-name="ce2" table:formula="of:=CONCATENATE(;[.A131];[.L131];[.B131];[.L131];[.M131];[.C131];[.M131];[.L131];[.D131];[.L131];[.E131];[.L131];[.F131];[.L131];[.G131];[.L131];[.H131];[.L131];[.I131])" office:value-type="string" office:string-value="null,131,'Nova Holanda',0,0,null,0,679813587,7470847.0187" calcext:value-type="string">
            <text:p>null,131,'Nova Holanda',0,0,null,0,679813587,7470847.018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1];[.J131];[.P131])" office:value-type="string" office:string-value="insert into estacao_brt values(null,131,'Nova Holanda',0,0,null,0,679813587,7470847.0187);" calcext:value-type="string">
            <text:p>insert into estacao_brt values(null,131,'Nova Holanda',0,0,null,0,679813587,7470847.018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oana Nascim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9822.3207</text:p>
          </table:table-cell>
          <table:table-cell office:value-type="string" calcext:value-type="string">
            <text:p>7470221.6801</text:p>
          </table:table-cell>
          <table:table-cell table:style-name="ce2" table:formula="of:=CONCATENATE(;[.A132];[.L132];[.B132];[.L132];[.M132];[.C132];[.M132];[.L132];[.D132];[.L132];[.E132];[.L132];[.F132];[.L132];[.G132];[.L132];[.H132];[.L132];[.I132])" office:value-type="string" office:string-value="null,132,'Joana Nascimento',0,0,null,0,679822.3207,7470221.6801" calcext:value-type="string">
            <text:p>null,132,'Joana Nascimento',0,0,null,0,679822.3207,7470221.680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2];[.J132];[.P132])" office:value-type="string" office:string-value="insert into estacao_brt values(null,132,'Joana Nascimento',0,0,null,0,679822.3207,7470221.6801);" calcext:value-type="string">
            <text:p>insert into estacao_brt values(null,132,'Joana Nascimento',0,0,null,0,679822.3207,7470221.6801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ocru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0286.4669</text:p>
          </table:table-cell>
          <table:table-cell office:value-type="string" calcext:value-type="string">
            <text:p>746925.1946</text:p>
          </table:table-cell>
          <table:table-cell table:style-name="ce2" table:formula="of:=CONCATENATE(;[.A133];[.L133];[.B133];[.L133];[.M133];[.C133];[.M133];[.L133];[.D133];[.L133];[.E133];[.L133];[.F133];[.L133];[.G133];[.L133];[.H133];[.L133];[.I133])" office:value-type="string" office:string-value="null,133,'Fiocruz',0,0,null,0,680286.4669,746925.1946" calcext:value-type="string">
            <text:p>null,133,'Fiocruz',0,0,null,0,680286.4669,746925.194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3];[.J133];[.P133])" office:value-type="string" office:string-value="insert into estacao_brt values(null,133,'Fiocruz',0,0,null,0,680286.4669,746925.1946);" calcext:value-type="string">
            <text:p>insert into estacao_brt values(null,133,'Fiocruz',0,0,null,0,680286.4669,746925.194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arque Vitó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80969541" calcext:value-type="float">
            <text:p>680969541</text:p>
          </table:table-cell>
          <table:table-cell office:value-type="string" calcext:value-type="string">
            <text:p>7468263.7505</text:p>
          </table:table-cell>
          <table:table-cell table:style-name="ce2" table:formula="of:=CONCATENATE(;[.A134];[.L134];[.B134];[.L134];[.M134];[.C134];[.M134];[.L134];[.D134];[.L134];[.E134];[.L134];[.F134];[.L134];[.G134];[.L134];[.H134];[.L134];[.I134])" office:value-type="string" office:string-value="null,134,'Parque Vitória',0,0,null,0,680969541,7468263.7505" calcext:value-type="string">
            <text:p>null,134,'Parque Vitória',0,0,null,0,680969541,7468263.750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4];[.J134];[.P134])" office:value-type="string" office:string-value="insert into estacao_brt values(null,134,'Parque Vitória',0,0,null,0,680969541,7468263.7505);" calcext:value-type="string">
            <text:p>insert into estacao_brt values(null,134,'Parque Vitória',0,0,null,0,680969541,7468263.750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ão Francis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82168254" calcext:value-type="float">
            <text:p>682168254</text:p>
          </table:table-cell>
          <table:table-cell office:value-type="string" calcext:value-type="string">
            <text:p>7467952.7684</text:p>
          </table:table-cell>
          <table:table-cell table:style-name="ce2" table:formula="of:=CONCATENATE(;[.A135];[.L135];[.B135];[.L135];[.M135];[.C135];[.M135];[.L135];[.D135];[.L135];[.E135];[.L135];[.F135];[.L135];[.G135];[.L135];[.H135];[.L135];[.I135])" office:value-type="string" office:string-value="null,135,'São Francisco',0,0,null,0,682168254,7467952.7684" calcext:value-type="string">
            <text:p>null,135,'São Francisco',0,0,null,0,682168254,7467952.768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5];[.J135];[.P135])" office:value-type="string" office:string-value="insert into estacao_brt values(null,135,'São Francisco',0,0,null,0,682168254,7467952.7684);" calcext:value-type="string">
            <text:p>insert into estacao_brt values(null,135,'São Francisco',0,0,null,0,682168254,7467952.768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j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2570.5248</text:p>
          </table:table-cell>
          <table:table-cell office:value-type="string" calcext:value-type="string">
            <text:p>7467664.0082</text:p>
          </table:table-cell>
          <table:table-cell table:style-name="ce2" table:formula="of:=CONCATENATE(;[.A136];[.L136];[.B136];[.L136];[.M136];[.C136];[.M136];[.L136];[.D136];[.L136];[.E136];[.L136];[.F136];[.L136];[.G136];[.L136];[.H136];[.L136];[.I136])" office:value-type="string" office:string-value="null,136,'Caju',0,0,null,0,682570.5248,7467664.0082" calcext:value-type="string">
            <text:p>null,136,'Caju',0,0,null,0,682570.5248,7467664.008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6];[.J136];[.P136])" office:value-type="string" office:string-value="insert into estacao_brt values(null,136,'Caju',0,0,null,0,682570.5248,7467664.0082);" calcext:value-type="string">
            <text:p>insert into estacao_brt values(null,136,'Caju',0,0,null,0,682570.5248,7467664.008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.N.T.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3094.7585</text:p>
          </table:table-cell>
          <table:table-cell office:value-type="string" calcext:value-type="string">
            <text:p>7467130.1047</text:p>
          </table:table-cell>
          <table:table-cell table:style-name="ce2" table:formula="of:=CONCATENATE(;[.A137];[.L137];[.B137];[.L137];[.M137];[.C137];[.M137];[.L137];[.D137];[.L137];[.E137];[.L137];[.F137];[.L137];[.G137];[.L137];[.H137];[.L137];[.I137])" office:value-type="string" office:string-value="null,137,'I.N.T.O',0,0,null,0,683094.7585,7467130.1047" calcext:value-type="string">
            <text:p>null,137,'I.N.T.O',0,0,null,0,683094.7585,7467130.104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7];[.J137];[.P137])" office:value-type="string" office:string-value="insert into estacao_brt values(null,137,'I.N.T.O',0,0,null,0,683094.7585,7467130.1047);" calcext:value-type="string">
            <text:p>insert into estacao_brt values(null,137,'I.N.T.O',0,0,null,0,683094.7585,7467130.104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erminal Rodoviá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83615824" calcext:value-type="float">
            <text:p>683615824</text:p>
          </table:table-cell>
          <table:table-cell office:value-type="string" calcext:value-type="string">
            <text:p>7466528.7997</text:p>
          </table:table-cell>
          <table:table-cell table:style-name="ce2" table:formula="of:=CONCATENATE(;[.A138];[.L138];[.B138];[.L138];[.M138];[.C138];[.M138];[.L138];[.D138];[.L138];[.E138];[.L138];[.F138];[.L138];[.G138];[.L138];[.H138];[.L138];[.I138])" office:value-type="string" office:string-value="null,138,'Terminal Rodoviária',0,0,null,0,683615824,7466528.7997" calcext:value-type="string">
            <text:p>null,138,'Terminal Rodoviária',0,0,null,0,683615824,7466528.79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8];[.J138];[.P138])" office:value-type="string" office:string-value="insert into estacao_brt values(null,138,'Terminal Rodoviária',0,0,null,0,683615824,7466528.7997);" calcext:value-type="string">
            <text:p>insert into estacao_brt values(null,138,'Terminal Rodoviária',0,0,null,0,683615824,7466528.79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erminalAmérico Fontenel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5412.4392</text:p>
          </table:table-cell>
          <table:table-cell office:value-type="string" calcext:value-type="string">
            <text:p>7466224.0723</text:p>
          </table:table-cell>
          <table:table-cell table:style-name="ce2" table:formula="of:=CONCATENATE(;[.A139];[.L139];[.B139];[.L139];[.M139];[.C139];[.M139];[.L139];[.D139];[.L139];[.E139];[.L139];[.F139];[.L139];[.G139];[.L139];[.H139];[.L139];[.I139])" office:value-type="string" office:string-value="null,139,'TerminalAmérico Fontenelle',0,0,null,0,685412.4392,7466224.0723" calcext:value-type="string">
            <text:p>null,139,'TerminalAmérico Fontenelle',0,0,null,0,685412.4392,7466224.072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39];[.J139];[.P139])" office:value-type="string" office:string-value="insert into estacao_brt values(null,139,'TerminalAmérico Fontenelle',0,0,null,0,685412.4392,7466224.0723);" calcext:value-type="string">
            <text:p>insert into estacao_brt values(null,139,'TerminalAmérico Fontenelle',0,0,null,0,685412.4392,7466224.072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dade No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4259.1471</text:p>
          </table:table-cell>
          <table:table-cell office:value-type="string" calcext:value-type="string">
            <text:p>7465425.4939</text:p>
          </table:table-cell>
          <table:table-cell table:style-name="ce2" table:formula="of:=CONCATENATE(;[.A140];[.L140];[.B140];[.L140];[.M140];[.C140];[.M140];[.L140];[.D140];[.L140];[.E140];[.L140];[.F140];[.L140];[.G140];[.L140];[.H140];[.L140];[.I140])" office:value-type="string" office:string-value="null,140,'Cidade Nova',0,0,null,0,684259.1471,7465425.4939" calcext:value-type="string">
            <text:p>null,140,'Cidade Nova',0,0,null,0,684259.1471,7465425.493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0];[.J140];[.P140])" office:value-type="string" office:string-value="insert into estacao_brt values(null,140,'Cidade Nova',0,0,null,0,684259.1471,7465425.4939);" calcext:value-type="string">
            <text:p>insert into estacao_brt values(null,140,'Cidade Nova',0,0,null,0,684259.1471,7465425.493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ambódro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4862.0985</text:p>
          </table:table-cell>
          <table:table-cell office:value-type="string" calcext:value-type="string">
            <text:p>7465643.4965</text:p>
          </table:table-cell>
          <table:table-cell table:style-name="ce2" table:formula="of:=CONCATENATE(;[.A141];[.L141];[.B141];[.L141];[.M141];[.C141];[.M141];[.L141];[.D141];[.L141];[.E141];[.L141];[.F141];[.L141];[.G141];[.L141];[.H141];[.L141];[.I141])" office:value-type="string" office:string-value="null,141,'Sambódromo',0,0,null,0,684862.0985,7465643.4965" calcext:value-type="string">
            <text:p>null,141,'Sambódromo',0,0,null,0,684862.0985,7465643.4965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1];[.J141];[.P141])" office:value-type="string" office:string-value="insert into estacao_brt values(null,141,'Sambódromo',0,0,null,0,684862.0985,7465643.4965);" calcext:value-type="string">
            <text:p>insert into estacao_brt values(null,141,'Sambódromo',0,0,null,0,684862.0985,7465643.4965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erminal Presidente V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6559.3857</text:p>
          </table:table-cell>
          <table:table-cell office:value-type="string" calcext:value-type="string">
            <text:p>7466207.1893</text:p>
          </table:table-cell>
          <table:table-cell table:style-name="ce2" table:formula="of:=CONCATENATE(;[.A142];[.L142];[.B142];[.L142];[.M142];[.C142];[.M142];[.L142];[.D142];[.L142];[.E142];[.L142];[.F142];[.L142];[.G142];[.L142];[.H142];[.L142];[.I142])" office:value-type="string" office:string-value="null,142,'Terminal Presidente Vargas',0,0,null,0,686559.3857,7466207.1893" calcext:value-type="string">
            <text:p>null,142,'Terminal Presidente Vargas',0,0,null,0,686559.3857,7466207.189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2];[.J142];[.P142])" office:value-type="string" office:string-value="insert into estacao_brt values(null,142,'Terminal Presidente Vargas',0,0,null,0,686559.3857,7466207.1893);" calcext:value-type="string">
            <text:p>insert into estacao_brt values(null,142,'Terminal Presidente Vargas',0,0,null,0,686559.3857,7466207.189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rminal Salvador Allen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9823.2512</text:p>
          </table:table-cell>
          <table:table-cell office:value-type="string" calcext:value-type="string">
            <text:p>7454725.5556</text:p>
          </table:table-cell>
          <table:table-cell table:style-name="ce2" table:formula="of:=CONCATENATE(;[.A143];[.L143];[.B143];[.L143];[.M143];[.C143];[.M143];[.L143];[.D143];[.L143];[.E143];[.L143];[.F143];[.L143];[.G143];[.L143];[.H143];[.L143];[.I143])" office:value-type="string" office:string-value="0,143,'Terminal Salvador Allende',1,1,0,0,659823.2512,7454725.5556" calcext:value-type="string">
            <text:p>0,143,'Terminal Salvador Allende',1,1,0,0,659823.2512,7454725.555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3];[.J143];[.P143])" office:value-type="string" office:string-value="insert into estacao_brt values(0,143,'Terminal Salvador Allende',1,1,0,0,659823.2512,7454725.5556);" calcext:value-type="string">
            <text:p>insert into estacao_brt values(0,143,'Terminal Salvador Allende',1,1,0,0,659823.2512,7454725.555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va Vi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0533.0373</text:p>
          </table:table-cell>
          <table:table-cell office:value-type="string" calcext:value-type="string">
            <text:p>7455240.0876</text:p>
          </table:table-cell>
          <table:table-cell table:style-name="ce2" table:formula="of:=CONCATENATE(;[.A144];[.L144];[.B144];[.L144];[.M144];[.C144];[.M144];[.L144];[.D144];[.L144];[.E144];[.L144];[.F144];[.L144];[.G144];[.L144];[.H144];[.L144];[.I144])" office:value-type="string" office:string-value="0,144,'Viva Viver',1,1,0,0,660533.0373,7455240.0876" calcext:value-type="string">
            <text:p>0,144,'Viva Viver',1,1,0,0,660533.0373,7455240.087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4];[.J144];[.P144])" office:value-type="string" office:string-value="insert into estacao_brt values(0,144,'Viva Viver',1,1,0,0,660533.0373,7455240.0876);" calcext:value-type="string">
            <text:p>insert into estacao_brt values(0,144,'Viva Viver',1,1,0,0,660533.0373,7455240.087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apebui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1060.2058</text:p>
          </table:table-cell>
          <table:table-cell office:value-type="string" calcext:value-type="string">
            <text:p>7455719.8117</text:p>
          </table:table-cell>
          <table:table-cell table:style-name="ce2" table:formula="of:=CONCATENATE(;[.A145];[.L145];[.B145];[.L145];[.M145];[.C145];[.M145];[.L145];[.D145];[.L145];[.E145];[.L145];[.F145];[.L145];[.G145];[.L145];[.H145];[.L145];[.I145])" office:value-type="string" office:string-value="0,145,'Tapebuias',1,1,0,0,661060.2058,7455719.8117" calcext:value-type="string">
            <text:p>0,145,'Tapebuias',1,1,0,0,661060.2058,7455719.811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5];[.J145];[.P145])" office:value-type="string" office:string-value="insert into estacao_brt values(0,145,'Tapebuias',1,1,0,0,661060.2058,7455719.8117);" calcext:value-type="string">
            <text:p>insert into estacao_brt values(0,145,'Tapebuias',1,1,0,0,661060.2058,7455719.811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N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2080.1531</text:p>
          </table:table-cell>
          <table:table-cell office:value-type="string" calcext:value-type="string">
            <text:p>7456681.4702</text:p>
          </table:table-cell>
          <table:table-cell table:style-name="ce2" table:formula="of:=CONCATENATE(;[.A146];[.L146];[.B146];[.L146];[.M146];[.C146];[.M146];[.L146];[.D146];[.L146];[.E146];[.L146];[.F146];[.L146];[.G146];[.L146];[.H146];[.L146];[.I146])" office:value-type="string" office:string-value="0,146,'CNEN',1,1,0,0,662080.1531,7456681.4702" calcext:value-type="string">
            <text:p>0,146,'CNEN',1,1,0,0,662080.1531,7456681.470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6];[.J146];[.P146])" office:value-type="string" office:string-value="insert into estacao_brt values(0,146,'CNEN',1,1,0,0,662080.1531,7456681.4702);" calcext:value-type="string">
            <text:p>insert into estacao_brt values(0,146,'CNEN',1,1,0,0,662080.1531,7456681.470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lof Pal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014678" calcext:value-type="float">
            <text:p>663014678</text:p>
          </table:table-cell>
          <table:table-cell office:value-type="string" calcext:value-type="string">
            <text:p>7457650.3157</text:p>
          </table:table-cell>
          <table:table-cell table:style-name="ce2" table:formula="of:=CONCATENATE(;[.A147];[.L147];[.B147];[.L147];[.M147];[.C147];[.M147];[.L147];[.D147];[.L147];[.E147];[.L147];[.F147];[.L147];[.G147];[.L147];[.H147];[.L147];[.I147])" office:value-type="string" office:string-value="0,147,'Olof Palme',1,1,0,0,663014678,7457650.3157" calcext:value-type="string">
            <text:p>0,147,'Olof Palme',1,1,0,0,663014678,7457650.315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7];[.J147];[.P147])" office:value-type="string" office:string-value="insert into estacao_brt values(0,147,'Olof Palme',1,1,0,0,663014678,7457650.3157);" calcext:value-type="string">
            <text:p>insert into estacao_brt values(0,147,'Olof Palme',1,1,0,0,663014678,7457650.315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iocent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3349.7739</text:p>
          </table:table-cell>
          <table:table-cell office:value-type="string" calcext:value-type="string">
            <text:p>7458125.8697</text:p>
          </table:table-cell>
          <table:table-cell table:style-name="ce2" table:formula="of:=CONCATENATE(;[.A148];[.L148];[.B148];[.L148];[.M148];[.C148];[.M148];[.L148];[.D148];[.L148];[.E148];[.L148];[.F148];[.L148];[.G148];[.L148];[.H148];[.L148];[.I148])" office:value-type="string" office:string-value="0,148,'Riocentro',1,1,0,0,663349.7739,7458125.8697" calcext:value-type="string">
            <text:p>0,148,'Riocentro',1,1,0,0,663349.7739,7458125.86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8];[.J148];[.P148])" office:value-type="string" office:string-value="insert into estacao_brt values(0,148,'Riocentro',1,1,0,0,663349.7739,7458125.8697);" calcext:value-type="string">
            <text:p>insert into estacao_brt values(0,148,'Riocentro',1,1,0,0,663349.7739,7458125.86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rro do Outei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3851.6557</text:p>
          </table:table-cell>
          <table:table-cell office:value-type="string" calcext:value-type="string">
            <text:p>7458715.8063</text:p>
          </table:table-cell>
          <table:table-cell table:style-name="ce2" table:formula="of:=CONCATENATE(;[.A149];[.L149];[.B149];[.L149];[.M149];[.C149];[.M149];[.L149];[.D149];[.L149];[.E149];[.L149];[.F149];[.L149];[.G149];[.L149];[.H149];[.L149];[.I149])" office:value-type="string" office:string-value="0,149,'Morro do Outeiro',1,1,0,0,663851.6557,7458715.8063" calcext:value-type="string">
            <text:p>0,149,'Morro do Outeiro',1,1,0,0,663851.6557,7458715.806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49];[.J149];[.P149])" office:value-type="string" office:string-value="insert into estacao_brt values(0,149,'Morro do Outeiro',1,1,0,0,663851.6557,7458715.8063);" calcext:value-type="string">
            <text:p>insert into estacao_brt values(0,149,'Morro do Outeiro',1,1,0,0,663851.6557,7458715.806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rminal Centro Olímpi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3896.3756</text:p>
          </table:table-cell>
          <table:table-cell office:value-type="string" calcext:value-type="string">
            <text:p>7458667.0087</text:p>
          </table:table-cell>
          <table:table-cell table:style-name="ce2" table:formula="of:=CONCATENATE(;[.A150];[.L150];[.B150];[.L150];[.M150];[.C150];[.M150];[.L150];[.D150];[.L150];[.E150];[.L150];[.F150];[.L150];[.G150];[.L150];[.H150];[.L150];[.I150])" office:value-type="string" office:string-value="0,150,'Terminal Centro Olímpico',1,1,0,0,663896.3756,7458667.0087" calcext:value-type="string">
            <text:p>0,150,'Terminal Centro Olímpico',1,1,0,0,663896.3756,7458667.008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0];[.J150];[.P150])" office:value-type="string" office:string-value="insert into estacao_brt values(0,150,'Terminal Centro Olímpico',1,1,0,0,663896.3756,7458667.0087);" calcext:value-type="string">
            <text:p>insert into estacao_brt values(0,150,'Terminal Centro Olímpico',1,1,0,0,663896.3756,7458667.008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ha Pra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387.3508</text:p>
          </table:table-cell>
          <table:table-cell office:value-type="string" calcext:value-type="string">
            <text:p>7459316.0632</text:p>
          </table:table-cell>
          <table:table-cell table:style-name="ce2" table:formula="of:=CONCATENATE(;[.A151];[.L151];[.B151];[.L151];[.M151];[.C151];[.M151];[.L151];[.D151];[.L151];[.E151];[.L151];[.F151];[.L151];[.G151];[.L151];[.H151];[.L151];[.I151])" office:value-type="string" office:string-value="0,151,'Minha Praia',1,1,0,0,664387.3508,7459316.0632" calcext:value-type="string">
            <text:p>0,151,'Minha Praia',1,1,0,0,664387.3508,7459316.063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1];[.J151];[.P151])" office:value-type="string" office:string-value="insert into estacao_brt values(0,151,'Minha Praia',1,1,0,0,664387.3508,7459316.0632);" calcext:value-type="string">
            <text:p>insert into estacao_brt values(0,151,'Minha Praia',1,1,0,0,664387.3508,7459316.063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andeiran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727006" calcext:value-type="float">
            <text:p>664727006</text:p>
          </table:table-cell>
          <table:table-cell office:value-type="string" calcext:value-type="string">
            <text:p>7459709.5008</text:p>
          </table:table-cell>
          <table:table-cell table:style-name="ce2" table:formula="of:=CONCATENATE(;[.A152];[.L152];[.B152];[.L152];[.M152];[.C152];[.M152];[.L152];[.D152];[.L152];[.E152];[.L152];[.F152];[.L152];[.G152];[.L152];[.H152];[.L152];[.I152])" office:value-type="string" office:string-value="0,152,'Bandeirantes',1,1,0,0,664727006,7459709.5008" calcext:value-type="string">
            <text:p>0,152,'Bandeirantes',1,1,0,0,664727006,7459709.500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2];[.J152];[.P152])" office:value-type="string" office:string-value="insert into estacao_brt values(0,152,'Bandeirantes',1,1,0,0,664727006,7459709.5008);" calcext:value-type="string">
            <text:p>insert into estacao_brt values(0,152,'Bandeirantes',1,1,0,0,664727006,7459709.500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ospital Raphael de P. 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944.18</text:p>
          </table:table-cell>
          <table:table-cell office:value-type="string" calcext:value-type="string">
            <text:p>746056.5029</text:p>
          </table:table-cell>
          <table:table-cell table:style-name="ce2" table:formula="of:=CONCATENATE(;[.A153];[.L153];[.B153];[.L153];[.M153];[.C153];[.M153];[.L153];[.D153];[.L153];[.E153];[.L153];[.F153];[.L153];[.G153];[.L153];[.H153];[.L153];[.I153])" office:value-type="string" office:string-value="0,153,'Hospital Raphael de P. S.',1,1,0,0,664944.18,746056.5029" calcext:value-type="string">
            <text:p>0,153,'Hospital Raphael de P. S.',1,1,0,0,664944.18,746056.502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3];[.J153];[.P153])" office:value-type="string" office:string-value="insert into estacao_brt values(0,153,'Hospital Raphael de P. S.',1,1,0,0,664944.18,746056.5029);" calcext:value-type="string">
            <text:p>insert into estacao_brt values(0,153,'Hospital Raphael de P. S.',1,1,0,0,664944.18,746056.502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urici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944.9274</text:p>
          </table:table-cell>
          <table:table-cell office:value-type="string" calcext:value-type="string">
            <text:p>746137.5618</text:p>
          </table:table-cell>
          <table:table-cell table:style-name="ce2" table:formula="of:=CONCATENATE(;[.A154];[.L154];[.B154];[.L154];[.M154];[.C154];[.M154];[.L154];[.D154];[.L154];[.E154];[.L154];[.F154];[.L154];[.G154];[.L154];[.H154];[.L154];[.I154])" office:value-type="string" office:string-value="0,154,'Curicica',1,1,0,0,664944.9274,746137.5618" calcext:value-type="string">
            <text:p>0,154,'Curicica',1,1,0,0,664944.9274,746137.5618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4];[.J154];[.P154])" office:value-type="string" office:string-value="insert into estacao_brt values(0,154,'Curicica',1,1,0,0,664944.9274,746137.5618);" calcext:value-type="string">
            <text:p>insert into estacao_brt values(0,154,'Curicica',1,1,0,0,664944.9274,746137.5618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lon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648.2995</text:p>
          </table:table-cell>
          <table:table-cell office:value-type="string" calcext:value-type="string">
            <text:p>7462372.2026</text:p>
          </table:table-cell>
          <table:table-cell table:style-name="ce2" table:formula="of:=CONCATENATE(;[.A155];[.L155];[.B155];[.L155];[.M155];[.C155];[.M155];[.L155];[.D155];[.L155];[.E155];[.L155];[.F155];[.L155];[.G155];[.L155];[.H155];[.L155];[.I155])" office:value-type="string" office:string-value="0,155,'Colonia',1,1,0,0,664648.2995,7462372.2026" calcext:value-type="string">
            <text:p>0,155,'Colonia',1,1,0,0,664648.2995,7462372.202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5];[.J155];[.P155])" office:value-type="string" office:string-value="insert into estacao_brt values(0,155,'Colonia',1,1,0,0,664648.2995,7462372.2026);" calcext:value-type="string">
            <text:p>insert into estacao_brt values(0,155,'Colonia',1,1,0,0,664648.2995,7462372.202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Outeiro San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551.8682</text:p>
          </table:table-cell>
          <table:table-cell office:value-type="string" calcext:value-type="string">
            <text:p>7463557.8539</text:p>
          </table:table-cell>
          <table:table-cell table:style-name="ce2" table:formula="of:=CONCATENATE(;[.A156];[.L156];[.B156];[.L156];[.M156];[.C156];[.M156];[.L156];[.D156];[.L156];[.E156];[.L156];[.F156];[.L156];[.G156];[.L156];[.H156];[.L156];[.I156])" office:value-type="string" office:string-value="0,156,'Outeiro Santo',1,1,0,0,664551.8682,7463557.8539" calcext:value-type="string">
            <text:p>0,156,'Outeiro Santo',1,1,0,0,664551.8682,7463557.853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6];[.J156];[.P156])" office:value-type="string" office:string-value="insert into estacao_brt values(0,156,'Outeiro Santo',1,1,0,0,664551.8682,7463557.8539);" calcext:value-type="string">
            <text:p>insert into estacao_brt values(0,156,'Outeiro Santo',1,1,0,0,664551.8682,7463557.853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oiú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373.5388</text:p>
          </table:table-cell>
          <table:table-cell office:value-type="string" calcext:value-type="string">
            <text:p>7464876.1409</text:p>
          </table:table-cell>
          <table:table-cell table:style-name="ce2" table:formula="of:=CONCATENATE(;[.A157];[.L157];[.B157];[.L157];[.M157];[.C157];[.M157];[.L157];[.D157];[.L157];[.E157];[.L157];[.F157];[.L157];[.G157];[.L157];[.H157];[.L157];[.I157])" office:value-type="string" office:string-value="0,157,'Boiúna',1,1,0,0,664373.5388,7464876.1409" calcext:value-type="string">
            <text:p>0,157,'Boiúna',1,1,0,0,664373.5388,7464876.140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7];[.J157];[.P157])" office:value-type="string" office:string-value="insert into estacao_brt values(0,157,'Boiúna',1,1,0,0,664373.5388,7464876.1409);" calcext:value-type="string">
            <text:p>insert into estacao_brt values(0,157,'Boiúna',1,1,0,0,664373.5388,7464876.1409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rechal Fontenel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095.9896</text:p>
          </table:table-cell>
          <table:table-cell office:value-type="string" calcext:value-type="string">
            <text:p>7468251.3602</text:p>
          </table:table-cell>
          <table:table-cell table:style-name="ce2" table:formula="of:=CONCATENATE(;[.A158];[.L158];[.B158];[.L158];[.M158];[.C158];[.M158];[.L158];[.D158];[.L158];[.E158];[.L158];[.F158];[.L158];[.G158];[.L158];[.H158];[.L158];[.I158])" office:value-type="string" office:string-value="0,158,'Marechal Fontenelle',1,1,0,0,664095.9896,7468251.3602" calcext:value-type="string">
            <text:p>0,158,'Marechal Fontenelle',1,1,0,0,664095.9896,7468251.3602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8];[.J158];[.P158])" office:value-type="string" office:string-value="insert into estacao_brt values(0,158,'Marechal Fontenelle',1,1,0,0,664095.9896,7468251.3602);" calcext:value-type="string">
            <text:p>insert into estacao_brt values(0,158,'Marechal Fontenelle',1,1,0,0,664095.9896,7468251.3602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rechal Mall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3615.1812</text:p>
          </table:table-cell>
          <table:table-cell office:value-type="string" calcext:value-type="string">
            <text:p>7469374.1856</text:p>
          </table:table-cell>
          <table:table-cell table:style-name="ce2" table:formula="of:=CONCATENATE(;[.A159];[.L159];[.B159];[.L159];[.M159];[.C159];[.M159];[.L159];[.D159];[.L159];[.E159];[.L159];[.F159];[.L159];[.G159];[.L159];[.H159];[.L159];[.I159])" office:value-type="string" office:string-value="0,159,'Marechal Mallet',1,1,0,0,663615.1812,7469374.1856" calcext:value-type="string">
            <text:p>0,159,'Marechal Mallet',1,1,0,0,663615.1812,7469374.1856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59];[.J159];[.P159])" office:value-type="string" office:string-value="insert into estacao_brt values(0,159,'Marechal Mallet',1,1,0,0,663615.1812,7469374.1856);" calcext:value-type="string">
            <text:p>insert into estacao_brt values(0,159,'Marechal Mallet',1,1,0,0,663615.1812,7469374.1856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galhães Bast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2717.0295</text:p>
          </table:table-cell>
          <table:table-cell office:value-type="string" calcext:value-type="string">
            <text:p>747017.7697</text:p>
          </table:table-cell>
          <table:table-cell table:style-name="ce2" table:formula="of:=CONCATENATE(;[.A160];[.L160];[.B160];[.L160];[.M160];[.C160];[.M160];[.L160];[.D160];[.L160];[.E160];[.L160];[.F160];[.L160];[.G160];[.L160];[.H160];[.L160];[.I160])" office:value-type="string" office:string-value="0,160,'Magalhães Bastos',1,1,0,0,662717.0295,747017.7697" calcext:value-type="string">
            <text:p>0,160,'Magalhães Bastos',1,1,0,0,662717.0295,747017.769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60];[.J160];[.P160])" office:value-type="string" office:string-value="insert into estacao_brt values(0,160,'Magalhães Bastos',1,1,0,0,662717.0295,747017.7697);" calcext:value-type="string">
            <text:p>insert into estacao_brt values(0,160,'Magalhães Bastos',1,1,0,0,662717.0295,747017.7697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la Milita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4022.2312</text:p>
          </table:table-cell>
          <table:table-cell office:value-type="string" calcext:value-type="string">
            <text:p>7470840.7974</text:p>
          </table:table-cell>
          <table:table-cell table:style-name="ce2" table:formula="of:=CONCATENATE(;[.A161];[.L161];[.B161];[.L161];[.M161];[.C161];[.M161];[.L161];[.D161];[.L161];[.E161];[.L161];[.F161];[.L161];[.G161];[.L161];[.H161];[.L161];[.I161])" office:value-type="string" office:string-value="0,161,'Vila Militar',1,1,1,0,664022.2312,7470840.7974" calcext:value-type="string">
            <text:p>0,161,'Vila Militar',1,1,1,0,664022.2312,7470840.797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61];[.J161];[.P161])" office:value-type="string" office:string-value="insert into estacao_brt values(0,161,'Vila Militar',1,1,1,0,664022.2312,7470840.7974);" calcext:value-type="string">
            <text:p>insert into estacao_brt values(0,161,'Vila Militar',1,1,1,0,664022.2312,7470840.7974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erminal Sulaca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64220.4598</text:p>
          </table:table-cell>
          <table:table-cell office:value-type="string" calcext:value-type="string">
            <text:p>7468441.5413</text:p>
          </table:table-cell>
          <table:table-cell table:style-name="ce2" table:formula="of:=CONCATENATE(;[.A162];[.L162];[.B162];[.L162];[.M162];[.C162];[.M162];[.L162];[.D162];[.L162];[.E162];[.L162];[.F162];[.L162];[.G162];[.L162];[.H162];[.L162];[.I162])" office:value-type="string" office:string-value="0,163,'Terminal Sulacap',1,1,0,0,664220.4598,7468441.5413" calcext:value-type="string">
            <text:p>0,163,'Terminal Sulacap',1,1,0,0,664220.4598,7468441.5413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O162];[.J162];[.P162])" office:value-type="string" office:string-value="insert into estacao_brt values(0,163,'Terminal Sulacap',1,1,0,0,664220.4598,7468441.5413);" calcext:value-type="string">
            <text:p>insert into estacao_brt values(0,163,'Terminal Sulacap',1,1,0,0,664220.4598,7468441.5413);</text:p>
          </table:table-cell>
          <table:table-cell office:value-type="string" calcext:value-type="string">
            <text:p>insert into estacao_brt values(</text:p>
          </table:table-cell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 table:number-rows-repeated="104841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5:44:52.021000000</dc:date>
    <meta:editing-duration>PT2H14M21S</meta:editing-duration>
    <meta:editing-cycles>1</meta:editing-cycles>
    <meta:document-statistic meta:table-count="1" meta:cell-count="2424" meta:object-count="0"/>
    <meta:generator>LibreOffice/6.0.4.2$Windows_X86_64 LibreOffice_project/9b0d9b32d5dcda91d2f1a96dc04c645c450872bf</meta:generator>
  </office:meta>
</office:document-meta>
</file>